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Apr 18 03:54:06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Apr 18 03:54:06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g10">
          <draw:g id="g12">
            <draw:path id="path14" draw:style-name="style0" draw:layer="layout" svg:x="-.000cm" svg:y="0.009cm" svg:width="3.940cm" svg:height="3.965cm" svg:viewBox="0.0 0.0 3940.608 3965.737" svg:d="M 1875.280 3981.654 C 1765.416 3976.527 1661.429 3963.212 1555.637 3940.932 C 1419.846 3912.352 1252.562 3857.128 1158.400 3809.828 C 1144.484 3802.782 1131.595 3797.084 1129.967 3797.084 C 1126.000 3797.084 1057.296 3762.660 1044.141 3754.149 C 1038.400 3750.355 1018.787 3738.915 1000.784 3728.837 C 936.167 3692.494 790.709 3592.901 737.391 3548.355 C 724.191 3537.206 706.937 3523.143 699.025 3516.843 C 645.704 3474.510 537.291 3364.076 484.266 3297.851 C 474.287 3285.255 457.296 3265.185 446.766 3252.881 C 393.884 3192.397 309.963 3071.838 273.928 3004.897 C 265.417 2989.222 250.637 2962.256 240.969 2945.115 C 214.148 2897.640 177.512 2822.392 154.382 2767.447 C 107.346 2655.093 53.469 2480.043 35.012 2378.955 C 27.966 2340.135 14.343 2237.906 7.443 2171.385 C 1.145 2109.131 0.000 2086.863 0.000 1993.552 C 0.000 1913.017 0.000 1875.765 4.528 1841.343 C 7.150 1816.338 10.109 1788.213 10.974 1778.838 C 16.672 1719.202 35.422 1607.276 51.843 1534.338 C 63.137 1484.081 106.789 1345.522 128.161 1292.347 C 187.487 1143.813 239.504 1042.593 313.596 931.102 C 423.929 765.281 484.266 693.506 620.950 565.477 C 726.404 466.893 776.500 424.852 850.345 373.451 C 947.462 305.760 1020.396 266.497 1158.546 207.172 C 1179.625 198.097 1210.225 184.635 1226.792 177.285 C 1268.541 158.685 1283.042 152.685 1322.009 137.610 C 1340.759 130.297 1359.216 122.947 1363.037 121.485 C 1371.812 117.847 1420.900 101.572 1461.475 88.672 C 1542.629 62.910 1678.566 36.810 1795.592 24.810 C 1848.182 19.260 1872.659 18.360 1969.191 18.510 C 2085.325 18.660 2153.470 23.197 2232.250 36.097 C 2320.592 50.610 2344.030 55.297 2407.296 70.372 C 2480.995 88.110 2618.834 136.297 2694.554 171.022 C 2703.209 174.960 2722.971 183.472 2738.646 190.035 C 2818.934 223.597 2965.255 293.602 2993.234 311.913 C 3000.280 316.601 3024.025 331.702 3045.850 345.765 C 3093.591 376.072 3167.271 430.860 3191.016 453.285 C 3200.391 462.352 3218.834 479.343 3232.150 491.343 C 3341.312 589.222 3429.171 675.517 3474.025 728.955 C 3516.932 779.947 3532.442 801.172 3614.342 921.142 C 3641.575 961.293 3712.941 1077.588 3712.941 1081.968 C 3712.941 1082.730 3723.621 1105.301 3736.787 1132.226 C 3762.287 1184.827 3781.187 1229.343 3781.187 1237.110 C 3781.187 1239.776 3783.550 1244.872 3786.475 1248.697 C 3801.550 1267.901 3846.362 1393.406 3873.325 1491.551 C 3906.887 1613.865 3931.337 1766.943 3939.100 1901.122 C 3941.575 1946.985 3940.862 2083.072 3937.637 2121.581 C 3931.487 2197.181 3925.900 2252.130 3921.962 2278.042 C 3919.750 2292.952 3916.525 2315.981 3914.800 2329.297 C 3896.312 2475.210 3826.600 2697.442 3747.659 2861.505 C 3733.712 2890.477 3717.175 2922.997 3710.875 2933.838 C 3704.579 2944.676 3692.725 2966.505 3684.509 2982.015 C 3676.307 2997.705 3666.359 3016.338 3662.391 3023.355 C 3651.550 3042.543 3596.459 3128.531 3587.537 3139.942 C 3583.450 3145.376 3566.721 3167.801 3550.637 3189.776 C 3534.509 3211.601 3512.845 3239.272 3502.562 3251.122 C 3492.321 3263.017 3473.425 3285.401 3460.521 3300.926 C 3407.346 3365.235 3396.666 3377.130 3343.334 3430.140 C 3293.380 3479.947 3258.546 3511.147 3201.257 3557.422 C 3191.016 3565.785 3181.937 3573.547 3181.041 3574.852 C 3176.792 3581.460 3080.537 3648.842 3008.909 3695.277 C 2957.800 3728.383 2834.312 3797.084 2825.804 3797.084 C 2823.929 3797.084 2815.562 3800.717 2807.507 3805.302 C 2783.909 3818.310 2698.067 3852.880 2636.282 3874.267 C 2387.991 3959.989 2143.787 3994.413 1875.280 3981.654 L 1875.280 3981.654 ZM 1956.287 3957.470 C 1960.225 3955.858 1960.829 3946.630 1960.521 3874.706 C 1960.375 3830.043 1960.975 3792.953 1961.691 3792.103 C 1962.584 3791.342 1965.209 3791.342 1967.579 3792.396 C 1971.359 3793.861 1972.105 3805.566 1972.679 3875.878 L 1973.425 3957.777 L 2035.975 3957.777 L 2035.975 3909.438 C 2035.975 3866.796 2036.575 3861.098 2040.662 3860.204 C 2043.284 3859.779 2046.212 3860.497 2046.959 3861.816 C 2047.825 3863.266 2049.171 3883.788 2049.891 3907.519 C 2050.637 3931.264 2052.250 3952.079 2053.259 3953.954 C 2055.734 3957.924 2122.412 3955.141 2126.500 3950.878 C 2128.112 3949.267 2127.966 3936.391 2125.900 3917.494 C 2124.171 3900.517 2122.825 3881.166 2122.825 3874.413 C 2122.825 3863.266 2123.425 3862.108 2129.125 3863.017 C 2135.159 3863.866 2135.729 3865.785 2137.780 3895.228 C 2139.100 3912.352 2140.709 3931.967 2141.575 3938.866 L 2143.037 3951.171 L 2173.521 3949.267 C 2190.209 3948.095 2205.032 3946.191 2206.334 3944.872 C 2207.800 3943.554 2206.187 3924.657 2202.820 3901.366 C 2199.437 3878.691 2196.666 3858.739 2196.666 3856.967 C 2196.666 3855.399 2199.891 3853.891 2203.712 3853.891 C 2211.625 3853.891 2211.329 3852.587 2218.037 3906.508 C 2220.396 3925.111 2223.329 3941.342 2224.484 3942.396 C 2225.687 3943.554 2239.454 3942.250 2255.129 3939.628 L 2283.546 3934.779 L 2283.254 3926.415 C 2283.092 3921.727 2280.325 3902.392 2276.792 3883.524 C 2269.337 3841.600 2269.337 3842.641 2276.500 3842.641 C 2283.812 3842.641 2285.729 3847.899 2291.721 3886.703 C 2299.075 3932.875 2298.329 3930.810 2306.237 3930.810 C 2319.141 3930.810 2360.275 3921.581 2364.246 3917.904 C 2367.629 3914.725 2367.467 3911.195 2363.500 3894.774 C 2361.021 3884.081 2351.954 3840.736 2343.445 3798.549 C 2296.409 3565.638 2297.875 3575.160 2307.850 3575.160 C 2314.866 3575.160 2313.137 3568.860 2328.662 3649.149 C 2348.571 3752.538 2381.091 3910.448 2382.996 3913.524 C 2383.859 3914.989 2386.217 3915.883 2388.137 3915.282 C 2390.012 3914.725 2402.609 3911.913 2416.262 3909.291 C 2429.871 3906.654 2442.321 3903.432 2444.241 3902.392 C 2446.570 3900.927 2444.534 3888.622 2437.034 3858.578 C 2431.187 3835.741 2427.250 3815.087 2428.259 3812.758 C 2430.734 3806.005 2441.016 3807.470 2442.775 3814.779 C 2443.641 3818.310 2447.462 3834.730 2451.404 3851.122 C 2455.225 3867.543 2458.450 3883.070 2458.450 3885.546 C 2458.450 3896.078 2465.466 3897.279 2490.209 3890.688 C 2503.259 3887.157 2515.562 3882.924 2517.629 3881.005 C 2520.542 3878.383 2518.934 3869.725 2509.559 3837.060 C 2497.679 3796.029 2497.562 3789.774 2508.400 3791.796 C 2513.087 3792.704 2522.316 3820.375 2533.450 3866.078 C 2534.912 3871.791 2537.084 3873.842 2541.771 3873.842 C 2552.755 3873.842 2596.409 3858.021 2597.155 3853.642 C 2597.609 3851.415 2591.721 3831.508 2583.959 3809.389 C 2576.192 3787.255 2570.657 3768.358 2571.505 3767.494 C 2572.412 3766.454 2576.046 3765.736 2579.725 3765.736 C 2585.421 3765.736 2587.487 3769.823 2599.337 3806.313 C 2606.530 3828.578 2613.400 3847.753 2614.454 3848.954 C 2617.371 3851.869 2678.162 3829.896 2681.530 3824.755 C 2683.450 3821.679 2681.984 3815.380 2676.696 3803.529 C 2672.462 3794.316 2665.416 3776.576 2660.875 3764.125 C 2656.334 3751.674 2651.646 3739.369 2650.491 3736.600 C 2648.879 3732.777 2649.891 3731.605 2654.432 3731.605 C 2657.654 3731.605 2661.167 3731.313 2662.195 3730.858 C 2664.700 3729.994 2667.321 3735.253 2675.537 3757.225 C 2698.667 3819.203 2697.775 3817.592 2706.141 3815.980 C 2716.979 3813.769 2754.317 3796.791 2754.317 3794.008 C 2754.317 3791.943 2737.780 3752.685 2728.712 3733.070 C 2716.979 3707.421 2691.625 3644.156 2691.625 3640.038 C 2691.625 3636.551 2693.834 3634.942 2698.521 3634.942 C 2704.529 3634.942 2707.034 3639.172 2721.066 3674.052 C 2746.716 3737.157 2767.679 3786.098 2770.592 3788.866 C 2773.829 3792.103 2825.391 3765.883 2825.391 3760.902 C 2825.391 3758.983 2816.429 3739.369 2805.441 3717.250 C 2794.600 3695.116 2786.282 3675.766 2787.130 3674.462 C 2788.037 3672.997 2791.525 3671.840 2795.057 3671.840 C 2800.345 3671.840 2804.432 3678.285 2820.850 3713.163 C 2831.691 3735.853 2841.625 3754.443 2843.234 3754.443 C 2848.667 3754.443 2890.855 3730.141 2890.855 3727.079 C 2890.855 3725.307 2881.187 3706.410 2869.484 3685.038 C 2857.750 3663.622 2848.229 3644.317 2848.229 3642.251 C 2848.229 3638.017 2855.834 3634.031 2859.655 3636.390 C 2860.975 3637.256 2871.359 3655.858 2882.800 3677.977 C 2894.241 3699.965 2905.079 3718.554 2906.691 3719.316 C 2910.062 3720.619 2961.887 3691.894 2961.887 3688.671 C 2961.887 3687.514 2950.900 3667.899 2937.291 3644.872 C 2912.391 3602.538 2911.217 3597.997 2924.987 3597.997 C 2928.662 3598.143 2957.654 3643.406 2971.716 3671.386 C 2975.230 3678.285 2977.870 3680.453 2981.384 3679.003 C 2989.292 3675.927 3025.184 3650.717 3026.500 3647.230 C 3027.250 3645.472 3022.971 3637.417 3017.271 3629.490 C 3011.575 3621.435 2999.987 3603.843 2991.475 3590.381 C 2979.479 3571.338 2976.842 3565.038 2979.317 3561.963 C 2985.325 3554.797 2990.012 3558.022 3003.355 3578.838 C 3035.012 3627.735 3040.109 3634.942 3044.095 3634.942 C 3050.391 3634.942 3095.657 3603.738 3095.657 3599.317 C 3095.657 3597.281 3072.921 3563.718 3045.104 3524.917 C 3017.271 3486.097 2982.250 3436.455 2967.321 3414.468 C 2891.016 3302.977 2890.255 3301.672 2903.616 3300.063 C 2908.157 3299.463 2917.825 3311.913 2949.584 3359.681 C 2971.716 3392.906 3016.979 3458.265 3050.084 3504.701 C 3103.405 3579.701 3111.021 3589.076 3115.709 3586.455 C 3124.791 3581.606 3163.904 3551.868 3163.904 3549.802 C 3163.904 3548.793 3157.896 3540.281 3150.441 3530.906 C 3119.534 3492.251 3107.054 3475.567 3107.054 3472.901 C 3107.054 3471.435 3109.412 3468.813 3112.487 3467.201 C 3117.175 3464.726 3119.387 3466.192 3127.296 3476.415 C 3152.462 3508.935 3176.046 3538.218 3177.100 3538.218 C 3181.334 3538.218 3217.941 3504.701 3217.941 3500.718 C 3217.941 3498.093 3209.605 3486.390 3199.484 3474.656 C 3189.246 3463.113 3181.041 3452.685 3181.041 3451.526 C 3181.041 3450.356 3177.100 3444.922 3172.412 3439.676 C 3161.984 3427.635 3161.429 3421.631 3170.950 3421.631 C 3175.784 3421.631 3179.271 3424.151 3182.200 3429.393 C 3184.412 3433.642 3194.241 3446.238 3203.909 3457.080 C 3213.546 3468.067 3223.375 3479.947 3225.734 3483.476 C 3228.062 3486.963 3231.595 3489.892 3233.350 3489.892 C 3237.130 3489.892 3281.984 3450.663 3281.984 3447.281 C 3281.984 3446.077 3267.921 3429.393 3250.637 3410.351 C 3233.500 3391.192 3219.437 3373.451 3219.437 3370.830 C 3219.437 3368.163 3221.912 3365.835 3225.134 3365.542 C 3229.075 3365.088 3239.650 3374.917 3261.887 3400.406 C 3279.025 3419.872 3293.541 3435.855 3294.141 3435.855 C 3296.459 3435.855 3337.195 3397.901 3338.500 3394.515 C 3339.246 3392.493 3336.475 3387.060 3332.200 3382.665 C 3305.275 3354.101 3271.862 3313.218 3273.329 3310.740 C 3278.309 3302.685 3287.391 3309.731 3317.991 3345.165 L 3350.230 3382.518 L 3369.554 3361.601 C 3380.129 3350.013 3388.450 3338.572 3388.037 3336.097 C 3387.291 3332.422 3348.782 3294.922 3281.091 3232.372 C 3272.316 3224.156 3269.387 3219.630 3270.704 3215.981 C 3271.716 3213.330 3274.484 3211.147 3276.696 3211.147 C 3280.945 3211.147 3331.187 3255.956 3374.841 3298.743 C 3391.116 3314.580 3400.900 3322.327 3403.859 3321.142 C 3408.092 3319.515 3442.532 3279.540 3442.679 3276.318 C 3442.679 3275.306 3428.909 3263.572 3411.887 3249.963 C 3394.896 3236.505 3378.812 3222.851 3376.000 3219.776 C 3370.592 3213.768 3371.766 3205.406 3377.916 3205.406 C 3379.967 3205.406 3397.266 3218.163 3416.312 3233.838 C 3435.325 3249.510 3451.907 3262.256 3453.209 3262.256 C 3454.675 3262.256 3460.682 3256.263 3466.817 3248.793 C 3472.971 3241.338 3483.092 3229.151 3489.246 3221.838 C 3498.329 3210.693 3499.791 3207.615 3496.862 3204.101 C 3494.942 3201.918 3479.432 3189.468 3462.291 3176.576 C 3445.300 3163.818 3431.237 3151.822 3431.237 3149.756 C 3431.237 3147.851 3432.996 3144.922 3435.062 3143.163 C 3438.854 3140.088 3443.980 3142.593 3458.350 3154.605 C 3474.745 3168.213 3496.409 3185.088 3503.016 3189.468 C 3510.325 3194.317 3510.779 3194.156 3514.866 3189.322 C 3525.134 3176.868 3547.971 3144.630 3547.971 3142.447 C 3547.971 3141.288 3541.262 3135.693 3533.042 3130.301 C 3480.734 3095.718 3469.896 3085.593 3480.880 3081.360 C 3485.159 3079.751 3494.095 3085.140 3539.342 3117.397 C 3547.971 3123.401 3556.641 3128.531 3558.546 3128.531 C 3563.500 3128.692 3594.846 3080.351 3591.625 3077.685 C 3590.320 3076.365 3572.875 3064.781 3552.966 3051.918 C 3532.896 3039.026 3516.625 3028.042 3516.625 3027.442 C 3516.625 3023.193 3520.900 3017.640 3524.125 3017.640 C 3527.609 3017.640 3544.750 3028.042 3571.409 3046.485 C 3575.687 3049.560 3584.005 3055.301 3589.866 3059.227 L 3600.441 3066.390 L 3605.421 3060.255 C 3608.204 3056.913 3617.725 3041.943 3626.500 3027.176 C 3640.109 3004.297 3642.029 2999.610 3638.646 2996.385 C 3635.012 2992.755 3530.687 2931.817 3471.066 2898.401 C 3456.287 2890.038 3434.459 2877.735 3422.725 2871.142 C 3411.021 2864.580 3388.304 2851.822 3372.366 2842.901 C 3344.650 2827.327 3337.941 2820.326 3347.316 2816.797 C 3349.630 2815.931 3373.229 2827.327 3400.637 2842.901 C 3427.709 2857.972 3471.505 2882.730 3498.182 2897.640 C 3565.562 2935.447 3639.700 2978.088 3643.787 2981.313 C 3649.191 2985.547 3651.696 2982.468 3667.532 2953.188 C 3684.816 2921.077 3688.037 2926.822 3639.100 2900.718 C 3620.350 2890.785 3604.967 2881.102 3604.821 2879.343 C 3604.821 2877.588 3606.434 2874.802 3608.500 2873.047 C 3611.282 2870.880 3621.959 2875.406 3650.391 2890.931 C 3671.459 2902.488 3689.796 2911.293 3691.116 2910.401 C 3694.030 2908.642 3715.709 2863.818 3715.709 2859.438 C 3715.709 2857.518 3698.425 2847.705 3677.316 2837.463 C 3641.429 2820.018 3633.546 2813.718 3641.575 2808.738 C 3643.037 2807.730 3661.937 2815.477 3683.350 2825.613 C 3714.407 2840.381 3723.182 2843.456 3725.804 2840.688 C 3727.562 2838.622 3733.859 2826.318 3739.866 2813.163 C 3747.366 2796.888 3749.987 2788.113 3748.229 2785.301 C 3746.766 2783.118 3736.071 2777.130 3724.337 2771.838 C 3676.146 2750.452 3670.300 2747.392 3670.300 2743.113 C 3670.300 2733.738 3680.421 2735.790 3717.467 2753.235 C 3739.750 2763.622 3756.737 2770.068 3758.050 2768.456 C 3761.987 2763.768 3784.712 2702.538 3783.662 2699.317 C 3783.100 2697.588 3764.050 2688.622 3741.359 2679.540 C 3703.712 2664.468 3700.037 2662.417 3699.171 2655.401 C 3698.571 2650.110 3699.584 2647.901 3702.659 2647.901 C 3705.032 2647.901 3725.084 2655.517 3747.512 2664.892 C 3769.750 2674.413 3789.250 2681.767 3790.712 2681.167 C 3793.637 2680.140 3809.462 2632.826 3809.612 2624.756 C 3809.612 2621.238 3794.087 2614.676 3744.846 2597.947 C 3655.784 2567.493 3654.625 2566.893 3654.625 2560.740 C 3654.625 2557.826 3656.837 2555.043 3659.459 2554.605 C 3662.084 2554.005 3695.804 2564.726 3734.312 2578.188 C 3772.825 2591.651 3807.700 2602.927 3811.787 2603.235 C 3818.687 2603.692 3819.700 2602.080 3827.312 2578.481 C 3831.887 2564.272 3834.362 2551.968 3833.050 2550.663 C 3831.737 2549.317 3817.225 2544.922 3800.950 2541.142 C 3746.162 2528.088 3735.632 2524.852 3735.632 2520.765 C 3735.632 2512.856 3745.300 2513.572 3790.562 2525.160 C 3815.762 2531.606 3837.437 2535.855 3838.450 2534.681 C 3840.362 2532.922 3850.637 2499.656 3854.275 2483.531 C 3855.325 2479.605 3854.275 2476.822 3851.950 2476.072 C 3849.737 2475.517 3833.350 2471.531 3815.312 2467.297 C 3765.662 2455.713 3761.275 2454.247 3761.275 2448.240 C 3761.275 2441.077 3765.062 2441.343 3814.450 2453.531 C 3838.300 2459.388 3858.400 2463.476 3859.112 2462.760 C 3861.475 2460.547 3872.725 2403.285 3871.562 2399.756 C 3871.000 2397.997 3849.737 2392.447 3824.237 2387.302 C 3798.775 2382.322 3777.362 2377.635 3776.650 2376.918 C 3773.725 2374.005 3779.275 2366.238 3784.262 2366.238 C 3787.187 2366.238 3808.450 2370.165 3831.287 2375.013 C 3854.125 2379.847 3873.925 2382.776 3875.237 2381.460 C 3877.562 2379.101 3886.525 2333.265 3886.525 2323.451 C 3886.525 2320.068 3883.712 2317.901 3878.612 2316.843 C 3874.337 2315.981 3856.037 2312.610 3838.037 2309.388 C 3820.150 2306.006 3802.412 2302.781 3798.925 2302.080 C 3794.800 2301.172 3792.625 2298.697 3792.625 2294.726 C 3792.625 2289.026 3793.487 2288.718 3808.862 2290.638 C 3817.825 2291.651 3839.050 2295.165 3855.887 2298.547 C 3872.725 2301.772 3887.237 2303.838 3888.137 2302.927 C 3890.162 2300.880 3898.375 2241.551 3897.212 2236.001 C 3896.312 2231.460 3860.012 2226.318 3616.979 2196.727 C 3559.120 2189.726 3550.784 2188.113 3550.784 2183.692 C 3550.784 2181.052 3551.792 2178.285 3552.966 2177.538 C 3554.725 2176.365 3682.150 2191.031 3757.037 2200.976 C 3826.900 2210.205 3877.862 2216.343 3887.687 2216.651 C 3897.512 2216.797 3898.975 2215.931 3900.850 2209.031 C 3902.050 2204.797 3903.512 2189.418 3903.925 2174.917 L 3904.975 2148.697 L 3882.100 2146.792 C 3869.650 2145.765 3849.287 2144.317 3836.837 2143.260 C 3813.137 2141.505 3808.450 2139.630 3812.237 2133.330 C 3814.300 2130.093 3822.362 2130.093 3859.712 2132.568 C 3884.612 2134.177 3905.837 2134.635 3907.037 2133.476 C 3908.350 2132.130 3909.662 2118.506 3909.962 2102.977 L 3910.675 2074.706 L 3862.787 2073.843 C 3815.462 2073.093 3815.012 2072.947 3815.912 2066.943 C 3816.775 2060.790 3817.675 2060.790 3863.500 2060.643 L 3910.375 2060.497 L 3911.987 2051.868 C 3912.887 2047.181 3912.887 2032.665 3912.137 2019.468 L 3910.675 1995.618 L 3862.937 1996.192 L 3815.312 1996.792 L 3815.312 1982.130 L 3912.287 1982.130 L 3911.425 1951.672 L 3910.675 1921.031 L 3862.937 1922.085 C 3816.925 1923.240 3815.312 1922.947 3815.312 1917.543 C 3815.312 1912.417 3817.937 1911.817 3842.987 1910.088 C 3858.250 1909.031 3878.762 1908.330 3888.400 1908.330 C 3907.750 1908.330 3913.600 1903.642 3910.825 1890.588 C 3910.112 1886.913 3908.762 1875.210 3907.900 1864.368 C 3906.887 1853.531 3905.537 1844.010 3904.825 1843.260 C 3903.512 1841.797 3843.137 1846.338 3781.187 1852.488 C 3743.687 1856.167 3738.546 1855.713 3738.546 1848.547 C 3738.546 1844.156 3741.932 1843.113 3761.987 1841.505 C 3795.250 1838.718 3870.850 1831.863 3889.000 1829.797 L 3904.225 1828.042 L 3902.312 1806.360 C 3901.300 1794.363 3899.687 1779.540 3898.675 1773.547 C 3897.062 1763.163 3896.612 1762.710 3888.137 1764.468 C 3859.862 1770.165 3802.562 1777.226 3800.537 1775.160 C 3799.187 1773.697 3798.775 1770.765 3799.787 1768.260 C 3800.950 1765.038 3811.075 1762.710 3838.900 1759.177 C 3901.150 1751.122 3895.900 1753.188 3894.137 1737.952 C 3890.912 1708.526 3885.925 1679.051 3883.862 1677.015 C 3882.550 1675.713 3863.500 1678.188 3841.412 1682.276 C 3800.950 1689.892 3792.625 1690.038 3792.625 1682.422 C 3792.625 1677.281 3793.637 1677.015 3839.500 1669.106 C 3859.862 1665.588 3877.862 1661.651 3879.625 1660.301 C 3881.837 1658.692 3882.100 1654.005 3880.487 1645.830 C 3875.537 1621.192 3869.950 1600.406 3867.475 1598.047 C 3866.162 1596.581 3846.662 1599.963 3822.775 1605.810 C 3779.725 1616.077 3775.787 1616.077 3775.487 1604.947 C 3775.487 1603.188 3793.937 1597.901 3817.225 1592.801 C 3840.212 1587.806 3860.012 1583.118 3861.325 1582.226 C 3862.637 1581.510 3863.650 1577.977 3863.650 1574.610 C 3863.350 1565.235 3853.262 1524.101 3850.487 1521.288 C 3849.175 1520.115 3830.687 1524.101 3809.612 1530.093 C 3788.500 1536.243 3769.037 1541.238 3766.412 1541.238 C 3761.987 1541.343 3756.287 1531.102 3759.212 1528.188 C 3760.675 1526.722 3821.312 1510.593 3834.662 1508.118 C 3839.800 1507.226 3844.487 1505.351 3845.350 1504.151 C 3846.812 1501.822 3831.287 1445.276 3828.362 1442.493 C 3827.462 1441.455 3816.212 1444.106 3803.312 1448.047 C 3790.262 1452.176 3733.712 1469.726 3677.316 1487.302 C 3621.066 1504.751 3559.266 1524.101 3540.062 1530.255 C 3520.900 1536.243 3502.870 1541.343 3499.937 1541.343 C 3491.721 1541.343 3489.962 1530.255 3497.609 1527.176 C 3501.096 1525.713 3551.792 1509.731 3610.521 1491.390 C 3725.687 1455.663 3734.005 1453.042 3785.275 1437.660 C 3804.025 1432.080 3820.450 1426.365 3821.612 1425.210 C 3822.925 1423.890 3819.700 1411.147 3814.600 1396.792 C 3807.700 1377.176 3804.025 1370.718 3800.387 1370.718 C 3797.612 1370.572 3779.425 1376.415 3759.962 1383.476 C 3740.612 1390.477 3722.875 1396.192 3720.542 1396.192 C 3715.255 1396.192 3712.487 1385.951 3716.721 1382.422 C 3718.495 1381.102 3736.671 1374.510 3757.037 1367.801 C 3777.362 1361.047 3794.950 1355.205 3796.000 1354.443 C 3797.725 1353.577 3780.175 1300.406 3777.250 1297.488 C 3776.650 1296.888 3758.050 1303.642 3736.071 1312.417 C 3713.954 1321.338 3693.884 1327.781 3691.409 1326.918 C 3688.757 1325.880 3687.291 1322.640 3687.891 1319.010 C 3688.596 1313.865 3695.657 1310.205 3728.470 1297.901 C 3750.287 1289.827 3768.587 1281.817 3769.037 1280.351 C 3769.600 1278.843 3766.975 1271.385 3763.187 1263.622 C 3759.362 1256.006 3754.825 1245.018 3752.912 1239.322 C 3747.366 1221.581 3746.046 1221.581 3705.179 1240.038 C 3684.509 1249.267 3665.612 1256.913 3663.400 1256.913 C 3658.566 1256.913 3654.317 1245.926 3657.850 1242.851 C 3659.166 1241.651 3677.916 1233.330 3699.437 1224.202 C 3721.000 1215.281 3738.546 1206.963 3738.546 1205.760 C 3738.546 1199.463 3709.120 1143.067 3705.734 1143.067 C 3703.712 1143.067 3683.204 1152.176 3660.471 1163.426 C 3637.634 1174.560 3618.445 1183.218 3617.875 1182.615 C 3617.417 1182.015 3616.116 1178.692 3614.912 1175.160 C 3613.187 1169.317 3616.409 1167.251 3655.784 1148.355 C 3680.129 1136.767 3698.717 1126.218 3698.717 1124.051 C 3698.717 1119.630 3681.434 1084.781 3675.134 1076.415 C 3671.162 1071.142 3670.446 1071.288 3651.404 1081.863 C 3640.709 1087.856 3624.745 1096.485 3616.262 1101.318 C 3607.604 1106.006 3585.062 1118.456 3566.162 1128.843 C 3521.312 1153.481 3522.921 1153.042 3518.687 1143.960 C 3516.625 1139.272 3516.359 1136.047 3518.087 1135.447 C 3520.900 1134.438 3566.575 1110.255 3629.871 1076.268 C 3647.316 1066.747 3661.671 1057.518 3661.671 1055.452 C 3661.671 1053.431 3655.225 1040.981 3647.316 1027.781 C 3635.275 1007.876 3631.937 1004.197 3628.112 1006.263 C 3625.491 1007.730 3606.741 1018.552 3586.379 1030.406 C 3552.966 1049.756 3549.025 1051.526 3545.804 1047.135 C 3543.884 1044.468 3542.271 1041.142 3542.271 1039.368 C 3542.417 1037.760 3559.866 1026.772 3581.091 1015.038 C 3602.316 1003.335 3620.350 992.040 3621.066 990.135 C 3622.562 986.343 3596.459 944.010 3592.825 944.010 C 3591.625 944.010 3572.609 955.713 3550.491 970.068 C 3512.245 994.822 3510.062 995.880 3506.237 990.735 C 3504.171 987.806 3502.709 984.131 3503.309 982.665 C 3504.171 980.043 3525.734 965.688 3564.407 942.105 C 3576.842 934.338 3581.837 929.651 3581.091 926.415 C 3579.317 919.413 3549.891 878.692 3546.359 878.531 C 3544.896 878.531 3526.307 890.835 3505.375 905.906 C 3470.057 931.263 3466.979 932.876 3463.450 928.042 C 3458.042 920.718 3458.909 916.192 3466.116 912.206 C 3475.491 907.372 3536.575 863.865 3536.575 862.256 C 3536.575 860.205 3502.296 813.067 3500.687 813.067 C 3499.937 813.067 3482.507 826.672 3461.837 843.213 L 3424.337 873.401 L 3419.241 866.943 C 3412.780 858.885 3411.741 859.942 3454.821 827.276 C 3472.412 813.768 3487.034 801.026 3487.487 798.697 C 3488.234 794.872 3453.662 750.210 3448.375 748.290 C 3447.220 747.705 3440.612 752.392 3433.712 758.531 C 3406.787 782.730 3303.062 872.801 3276.257 895.376 C 3260.567 908.531 3235.109 930.401 3219.437 943.713 C 3178.712 978.577 3181.937 976.672 3178.112 969.630 C 3173.571 961.001 3177.820 956.460 3233.500 909.292 C 3260.012 886.863 3298.521 853.788 3319.030 835.901 C 3339.554 817.901 3368.380 792.851 3383.042 780.401 C 3397.679 767.801 3415.709 751.968 3423.329 745.230 L 3436.937 732.776 L 3431.384 725.306 C 3428.470 721.192 3418.934 710.205 3410.275 701.122 L 3394.750 684.292 L 3386.691 690.588 C 3382.442 694.106 3366.066 709.031 3350.537 724.005 C 3324.437 749.051 3321.959 750.765 3318.445 746.077 C 3312.437 737.906 3313.904 733.935 3326.500 722.640 C 3361.525 691.455 3376.000 677.831 3378.355 674.156 C 3380.129 671.238 3375.280 664.676 3360.632 650.013 L 3340.416 629.797 L 3271.862 697.488 L 3259.266 684.585 L 3292.679 652.635 C 3310.975 635.088 3326.046 619.515 3326.046 617.906 C 3326.046 613.526 3286.379 579.847 3281.091 579.847 C 3278.470 579.847 3264.246 593.310 3249.437 609.731 C 3215.905 647.231 3216.932 646.485 3209.459 642.397 C 3206.091 640.638 3203.762 638.163 3204.317 636.817 C 3204.771 635.643 3218.541 620.276 3235.109 602.685 C 3251.500 585.093 3265.855 569.156 3266.882 567.251 C 3268.187 564.892 3261.625 557.730 3248.717 547.035 L 3228.516 530.452 L 3204.917 555.810 C 3191.882 569.872 3181.187 582.176 3181.041 583.218 C 3181.041 584.388 3177.820 588.622 3173.879 592.901 C 3167.579 599.756 3165.970 600.210 3159.362 597.281 L 3152.054 593.910 L 3160.109 584.827 C 3169.337 574.267 3172.562 570.472 3191.429 548.501 C 3198.929 539.988 3207.396 530.043 3210.471 526.526 L 3215.905 520.230 L 3192.467 497.085 C 3179.579 484.485 3167.991 475.110 3166.671 476.415 C 3165.516 477.735 3153.209 494.156 3139.600 513.067 C 3095.950 573.093 3063.137 613.980 3058.304 613.980 C 3055.784 613.980 3052.150 612.206 3050.391 610.038 C 3047.875 606.963 3049.337 603.431 3057.704 593.602 C 3085.225 560.951 3152.462 467.801 3152.462 462.352 C 3152.462 458.265 3111.167 426.172 3106.187 426.318 C 3104.271 426.318 3095.657 437.906 3087.130 451.968 C 3057.100 501.172 3054.317 505.567 3052.562 507.322 C 3049.937 509.827 3038.807 503.692 3038.807 499.852 C 3038.807 498.240 3050.230 478.890 3064.292 457.080 C 3078.516 435.093 3089.912 415.638 3089.912 413.572 C 3089.912 410.351 3044.534 377.130 3035.159 373.451 C 3032.200 372.281 3024.584 382.665 3008.616 409.338 C 2996.459 429.847 2984.605 447.442 2982.396 448.290 C 2980.375 449.051 2976.550 447.705 2974.191 445.376 C 2969.650 440.835 2971.000 438.067 3011.282 372.135 C 3015.062 365.981 3015.809 362.463 3013.596 359.827 C 3007.604 352.781 2967.321 328.890 2963.646 330.401 C 2960.275 331.702 2924.987 389.988 2924.987 394.267 C 2924.987 395.115 2922.921 398.193 2920.300 400.976 C 2916.771 404.947 2914.454 405.401 2910.325 403.335 C 2907.396 401.722 2905.079 398.793 2905.225 396.888 C 2905.225 395.115 2914.750 377.538 2926.307 358.072 C 2941.525 332.422 2946.666 321.581 2944.484 319.106 C 2942.875 317.201 2931.595 310.447 2919.287 304.151 C 2894.095 291.142 2896.716 290.088 2880.880 319.515 C 2854.529 368.602 2853.929 369.468 2847.921 366.390 C 2845.007 364.781 2842.532 361.601 2842.532 359.227 C 2842.532 356.913 2850.850 340.331 2860.975 322.488 C 2871.066 304.605 2879.432 288.476 2879.432 286.702 C 2879.432 282.922 2825.687 257.572 2821.262 259.335 C 2817.175 260.947 2744.534 404.197 2716.409 466.031 C 2668.037 572.801 2668.187 572.392 2657.654 565.785 C 2654.271 563.572 2657.054 555.810 2673.782 520.976 C 2684.912 497.801 2700.134 465.427 2707.750 449.051 C 2725.037 411.243 2762.684 335.790 2786.984 289.942 C 2797.266 270.472 2805.325 253.335 2804.725 252.022 C 2803.859 249.097 2741.882 221.385 2736.329 221.385 C 2734.412 221.385 2725.037 238.372 2715.662 259.035 C 2699.125 295.522 2694.700 300.926 2686.525 295.830 C 2682.704 293.310 2682.704 293.017 2712.130 230.760 C 2715.370 224.160 2717.417 217.297 2716.817 215.535 C 2715.809 212.610 2659.412 187.260 2653.975 187.260 C 2651.354 187.260 2650.345 189.885 2631.887 237.810 C 2621.162 265.485 2618.687 269.722 2613.137 269.722 C 2609.605 269.722 2606.091 268.860 2605.375 267.697 C 2604.771 266.497 2610.925 248.797 2619.287 228.585 C 2627.755 208.222 2634.655 188.872 2634.655 185.647 C 2634.816 180.660 2629.675 177.585 2604.479 167.647 C 2587.780 161.197 2573.279 156.810 2572.105 157.972 C 2570.950 159.285 2565.809 172.185 2560.829 186.660 C 2540.759 245.122 2537.391 251.122 2527.412 244.672 C 2524.484 242.797 2524.630 239.985 2528.470 231.210 C 2536.937 210.997 2555.129 157.522 2555.129 152.685 C 2555.129 147.697 2551.600 146.085 2515.855 134.535 C 2500.784 129.697 2491.116 127.935 2489.342 129.547 C 2487.891 131.160 2481.434 151.372 2475.134 174.660 C 2460.179 230.047 2460.925 227.985 2457.996 231.810 C 2454.771 235.897 2444.241 233.422 2444.241 228.585 C 2444.241 226.522 2446.262 219.360 2448.621 212.460 C 2457.704 187.260 2473.067 123.997 2470.754 121.785 C 2467.225 118.410 2422.412 104.797 2412.130 104.047 C 2403.929 103.485 2403.209 104.197 2400.734 114.772 C 2385.632 181.860 2360.275 278.235 2357.800 278.235 C 2356.041 278.235 2352.820 277.080 2350.637 275.613 C 2347.266 273.547 2349.025 263.572 2361.167 215.235 C 2389.750 101.722 2390.320 96.585 2378.162 94.522 C 2376.096 94.260 2366.162 91.897 2356.041 89.422 C 2329.075 82.672 2328.516 82.522 2324.987 84.735 C 2323.229 85.747 2319.287 105.097 2316.066 127.785 C 2307.250 191.347 2308.450 187.260 2300.391 187.260 C 2296.570 187.260 2293.495 186.247 2293.495 185.085 C 2293.334 183.885 2296.716 160.147 2300.950 132.322 C 2305.079 104.497 2307.704 81.060 2306.691 80.047 C 2303.762 77.122 2226.842 64.935 2224.937 67.147 C 2223.929 68.310 2221.000 91.597 2218.334 119.010 C 2212.780 177.172 2212.341 178.785 2204.871 178.785 C 2198.425 178.785 2198.571 174.097 2206.937 100.560 C 2208.959 81.810 2209.720 65.385 2208.400 64.072 C 2206.187 61.860 2163.546 56.610 2146.570 56.460 C 2137.780 56.460 2137.634 56.460 2135.875 74.160 C 2135.012 83.985 2133.546 104.047 2132.654 119.010 C 2130.441 158.685 2129.125 164.572 2122.679 164.572 C 2115.809 164.572 2115.662 157.072 2120.350 97.335 C 2122.105 74.760 2122.971 55.560 2122.105 54.847 C 2118.884 51.622 2066.721 47.085 2064.962 49.860 C 2064.100 51.322 2062.034 74.160 2060.275 100.710 C 2056.334 159.735 2056.041 161.647 2048.571 161.647 C 2042.991 161.647 2042.875 160.597 2044.600 131.010 C 2045.657 114.322 2047.562 89.722 2049.025 76.372 C 2050.491 63.210 2050.637 51.322 2049.437 50.160 C 2046.212 46.935 1979.871 44.722 1975.184 47.647 C 1971.812 49.710 1971.505 77.685 1972.971 227.985 C 1974.437 387.060 1974.171 405.956 1970.204 407.422 C 1967.875 408.476 1964.650 408.476 1963.187 407.568 C 1961.691 406.702 1960.682 331.556 1960.682 227.272 C 1960.682 85.035 1959.962 48.247 1957.034 47.085 C 1953.062 45.622 1891.671 47.647 1889.912 49.410 C 1888.304 51.022 1889.342 105.247 1891.409 132.472 C 1892.875 152.835 1892.579 156.060 1888.304 157.672 C 1885.682 158.685 1882.442 158.422 1881.141 157.072 C 1879.821 155.610 1877.916 131.610 1876.907 103.485 C 1875.850 75.510 1874.241 51.322 1873.375 50.010 C 1872.059 47.797 1835.875 49.410 1821.212 52.335 C 1818.884 52.785 1815.809 53.235 1814.504 53.385 C 1813.037 53.535 1812.584 64.935 1813.596 79.897 C 1814.650 94.410 1816.262 119.310 1817.271 135.397 C 1819.191 163.822 1819.191 164.572 1813.187 164.572 C 1809.509 164.572 1807.034 162.660 1807.034 160.035 C 1807.034 150.060 1797.775 57.772 1796.766 56.610 C 1795.154 54.997 1733.204 60.997 1731.287 63.060 C 1730.421 63.772 1732.442 85.747 1735.682 111.810 C 1743.884 176.722 1743.591 181.260 1732.750 172.335 C 1729.675 169.822 1726.907 156.060 1723.375 124.710 C 1716.932 66.847 1716.475 64.935 1710.779 64.935 C 1708.157 64.935 1692.029 67.597 1675.037 70.672 C 1657.896 73.747 1643.541 76.372 1642.941 76.372 C 1640.759 76.372 1642.532 93.210 1649.125 134.385 C 1657.896 188.422 1658.042 192.960 1650.734 192.960 C 1643.980 192.960 1644.287 193.860 1634.766 133.222 C 1630.491 105.810 1626.257 82.522 1625.230 81.360 C 1622.316 78.135 1567.679 91.335 1566.066 95.572 C 1564.292 100.110 1578.662 172.335 1592.725 229.597 C 1600.637 261.960 1601.954 271.035 1599.025 272.801 C 1588.304 279.393 1585.975 272.538 1563.692 164.572 C 1556.384 129.247 1549.484 99.510 1548.475 98.347 C 1546.409 96.135 1494.554 109.785 1490.159 113.572 C 1487.537 115.935 1493.380 144.622 1507.034 196.335 C 1512.584 217.447 1513.037 221.535 1509.509 224.460 C 1507.296 226.222 1503.929 227.122 1501.907 226.372 C 1498.667 225.060 1477.150 143.910 1477.150 132.922 C 1477.150 130.560 1475.537 126.472 1473.475 123.697 C 1470.250 119.160 1468.495 119.310 1448.571 125.872 C 1436.837 129.847 1421.912 134.385 1415.159 135.997 C 1399.937 139.935 1399.937 140.835 1414.866 190.035 C 1429.221 237.360 1429.382 239.722 1420.154 240.735 C 1413.284 241.447 1412.684 240.135 1400.537 195.622 C 1393.495 170.422 1386.475 149.160 1384.866 148.597 C 1383.092 147.997 1369.600 152.385 1354.821 158.535 C 1335.179 166.747 1327.412 171.285 1326.842 175.260 C 1326.096 179.947 1335.325 206.310 1352.316 249.210 C 1355.537 257.272 1355.421 259.035 1351.907 261.247 C 1349.534 262.860 1346.162 264.022 1344.437 264.022 C 1341.475 264.022 1330.784 238.672 1316.429 197.235 C 1312.941 187.410 1308.546 179.797 1305.880 179.347 C 1299.584 178.035 1260.179 194.310 1256.837 199.560 C 1254.771 202.785 1258.304 213.922 1270.300 241.897 C 1279.221 262.710 1286.575 281.167 1286.575 282.922 C 1286.429 288.476 1276.907 290.381 1273.375 285.547 C 1271.620 283.072 1263.284 264.885 1254.917 245.122 C 1246.570 225.510 1238.087 208.785 1236.167 207.922 C 1232.800 206.760 1182.250 225.360 1177.870 229.597 C 1176.842 230.460 1184.605 248.647 1195.007 269.722 C 1226.354 333.022 1250.537 385.038 1272.220 436.147 C 1283.350 462.806 1299.171 499.706 1307.054 518.163 C 1318.787 545.718 1320.704 552.442 1317.467 554.490 C 1308.662 560.205 1304.579 554.797 1288.187 515.835 C 1236.329 392.906 1218.884 353.531 1192.532 298.890 C 1176.404 265.635 1161.625 238.522 1159.559 238.522 C 1153.112 238.522 1101.550 262.410 1101.696 265.485 C 1101.696 267.097 1111.217 285.547 1122.775 306.510 C 1134.509 327.442 1143.284 345.765 1142.579 347.085 C 1141.671 348.401 1138.187 349.413 1134.655 349.413 C 1129.221 349.413 1124.987 343.260 1108.859 312.206 C 1098.329 291.697 1087.634 274.267 1085.275 273.401 C 1080.734 271.635 1041.932 289.781 1036.671 296.077 C 1034.312 298.890 1039.146 309.131 1056.287 338.017 C 1068.591 358.935 1078.859 377.538 1078.859 379.443 C 1078.859 382.665 1072.825 386.343 1067.417 386.343 C 1066.116 386.343 1059.962 377.130 1053.812 365.835 C 1030.637 323.355 1020.396 306.963 1017.175 306.817 C 1013.646 306.817 971.620 328.042 965.759 332.876 C 962.845 335.351 963.284 337.710 967.941 344.872 C 971.162 349.706 982.896 368.910 994.191 387.352 C 1013.500 419.580 1014.246 421.338 1009.120 425.160 C 1000.491 431.460 998.279 429.993 988.187 411.243 C 967.825 373.743 950.230 346.485 946.409 346.485 C 939.962 346.485 888.284 381.817 888.284 386.197 C 888.284 388.380 900.441 408.330 915.209 430.567 C 930.179 452.831 942.321 472.755 942.321 474.963 C 942.321 477.176 939.700 480.517 936.625 482.422 C 931.334 485.643 929.125 483.330 907.296 449.756 C 894.287 429.701 881.237 409.177 878.162 404.051 C 874.937 398.647 871.116 395.422 868.934 396.288 C 863.087 398.501 822.775 429.993 822.775 432.322 C 822.775 436.455 887.391 528.738 922.562 574.852 L 928.566 582.615 L 921.066 586.001 C 916.525 588.067 912.730 588.330 911.429 586.702 C 900.587 574.560 867.029 528.285 844.191 494.463 C 804.625 436.001 811.071 439.515 783.546 461.767 C 770.657 472.035 760.225 481.702 760.225 483.168 C 760.225 486.243 786.887 521.531 811.217 550.713 C 825.850 568.260 826.307 569.463 821.312 573.093 C 818.380 575.306 814.600 576.626 812.991 576.026 C 809.766 575.013 790.855 552.442 766.671 520.522 C 757.896 509.081 749.125 499.005 747.220 498.240 C 742.532 496.485 691.979 539.988 691.979 545.718 C 691.979 548.047 706.187 565.638 723.475 584.827 L 754.821 619.515 L 747.512 623.047 C 740.320 626.268 739.146 625.406 719.534 603.843 C 708.254 591.390 693.884 575.718 687.437 568.860 L 675.850 556.263 L 652.562 576.918 L 629.125 597.588 L 647.009 616.192 C 656.837 626.415 671.620 641.238 679.821 649.005 C 695.950 664.222 697.825 669.056 689.504 673.451 C 685.109 675.926 679.529 671.385 652.562 643.713 C 635.012 625.830 619.030 611.047 616.817 611.047 C 612.730 611.047 575.391 646.485 575.391 650.306 C 575.391 651.480 587.845 663.476 603.062 677.130 C 618.284 690.588 633.662 704.797 637.341 708.577 C 643.641 715.477 643.787 715.638 638.350 722.231 L 632.946 728.838 L 599.695 697.755 C 581.384 680.613 564.816 666.288 562.780 665.688 C 558.400 664.676 519.554 706.968 520.754 711.551 C 521.312 713.265 527.054 719.317 533.500 724.852 C 540.062 730.301 552.512 741.288 561.167 749.051 C 569.796 756.963 587.084 772.327 599.534 783.168 C 611.984 794.156 629.871 810.255 639.246 818.910 C 665.320 842.906 730.375 900.356 756.741 922.593 C 780.032 942.397 783.092 947.640 774.025 953.385 C 770.350 955.713 766.671 953.955 756.595 945.165 C 749.534 939.026 730.637 922.488 714.407 908.426 C 682.896 881.167 615.370 821.238 589.600 797.538 C 572.875 782.276 535.375 748.890 518.087 733.788 C 512.391 728.955 506.691 724.852 505.225 725.013 C 503.909 725.013 499.630 729.247 495.704 734.535 C 491.721 739.781 482.946 750.926 476.192 759.292 L 463.757 774.656 L 478.975 788.163 C 487.341 795.618 503.470 809.081 514.750 818.017 C 535.521 834.585 539.050 840.735 531.141 847.327 C 527.609 850.110 525.850 850.110 521.912 846.581 C 471.505 803.692 454.675 790.185 451.907 791.077 C 446.912 792.705 418.934 831.052 418.934 836.343 C 418.934 839.418 432.996 851.122 455.834 867.251 C 476.192 881.606 492.775 893.910 492.775 894.630 C 492.775 897.851 486.741 906.963 484.412 906.963 C 483.092 906.963 465.209 894.776 444.846 879.993 C 424.484 865.038 406.787 852.881 405.587 852.881 C 404.271 852.881 396.812 861.963 389.050 873.093 C 381.141 884.227 373.068 895.668 371.164 898.451 C 367.824 902.977 371.310 906.052 407.346 930.093 C 429.171 944.726 447.220 958.218 447.220 959.988 C 447.366 961.702 445.446 964.676 443.234 966.551 C 438.137 970.830 435.471 969.468 393.737 940.477 C 366.770 921.888 360.632 918.667 357.102 921.581 C 352.868 925.260 322.971 969.776 320.349 976.526 C 319.602 978.738 335.422 989.726 361.935 1005.255 C 396.959 1025.880 404.725 1031.606 403.975 1036.293 C 403.566 1039.368 401.192 1042.447 398.879 1042.901 C 396.359 1043.310 376.146 1032.615 353.908 1019.156 C 331.643 1005.663 311.691 995.276 309.655 996.026 C 306.286 997.327 279.479 1040.235 279.479 1044.363 C 279.479 1045.230 288.137 1050.765 298.669 1056.510 C 309.216 1062.352 331.935 1074.963 349.191 1084.781 C 366.359 1094.580 391.671 1108.526 405.325 1115.835 C 418.934 1123.290 430.637 1130.205 431.384 1131.213 C 432.100 1132.226 431.091 1136.047 429.171 1139.580 C 425.804 1145.880 425.084 1145.572 371.911 1115.835 C 342.175 1099.267 310.827 1081.702 302.199 1077.015 C 293.688 1072.181 284.006 1066.455 280.944 1064.418 C 277.868 1062.352 273.928 1060.593 272.009 1060.593 C 268.332 1060.593 242.580 1105.860 242.580 1112.302 C 242.580 1114.515 262.341 1126.072 287.990 1138.818 C 313.039 1151.268 333.547 1162.417 333.547 1163.718 C 333.547 1165.038 332.199 1168.552 330.734 1171.338 C 328.112 1176.172 324.026 1174.706 281.091 1152.588 C 238.185 1130.613 233.908 1129.005 231.140 1133.692 C 224.240 1145.422 202.707 1191.990 202.707 1195.230 C 202.707 1197.135 211.935 1202.831 223.376 1207.665 C 280.783 1232.876 289.455 1236.963 289.148 1239.776 C 289.001 1241.343 288.693 1244.580 288.401 1246.938 C 288.283 1249.267 286.379 1251.172 284.460 1251.172 C 282.556 1251.172 263.088 1242.851 241.408 1232.568 C 219.553 1222.488 199.792 1214.126 197.316 1214.272 C 191.721 1214.272 169.191 1267.297 173.132 1271.077 C 174.435 1272.442 191.018 1279.443 209.768 1286.651 C 259.118 1305.517 256.789 1304.197 256.789 1312.256 C 256.789 1316.797 255.178 1319.463 252.248 1319.463 C 249.890 1319.463 229.821 1312.256 207.849 1303.642 C 185.876 1294.822 166.262 1288.380 164.343 1289.126 C 159.362 1291.031 142.077 1339.676 145.300 1342.755 C 146.618 1344.202 166.262 1351.365 188.806 1358.985 C 223.376 1370.422 229.821 1373.501 230.539 1378.788 C 231.140 1382.422 229.675 1385.643 226.906 1386.656 C 224.387 1387.563 205.373 1382.422 184.411 1375.260 C 163.596 1368.067 143.835 1362.060 140.612 1362.060 C 135.925 1362.060 133.303 1366.747 125.803 1388.426 C 120.998 1402.927 116.310 1416.142 115.563 1418.017 C 114.699 1419.922 123.327 1424.051 137.844 1428.431 C 162.731 1436.047 242.580 1459.942 373.977 1499.156 C 446.459 1520.880 452.755 1523.193 451.146 1528.481 C 450.280 1531.702 448.667 1535.088 447.659 1536.097 C 445.592 1538.265 426.842 1532.730 197.009 1462.856 C 152.463 1449.363 114.699 1438.113 113.234 1437.806 C 111.623 1437.660 108.664 1443.213 106.643 1450.260 C 93.444 1493.602 91.979 1499.917 94.191 1502.276 C 95.656 1503.577 111.887 1508.531 130.490 1513.218 C 190.417 1528.188 186.169 1526.576 183.957 1533.577 C 182.946 1537.110 181.935 1540.038 181.643 1540.331 C 181.335 1540.785 166.115 1537.110 113.806 1523.793 C 100.183 1520.276 88.303 1518.067 87.585 1518.960 C 84.816 1521.727 73.523 1575.210 75.280 1576.968 C 76.599 1578.285 116.428 1587.513 162.131 1597.035 C 166.672 1597.901 168.591 1600.406 168.591 1605.401 C 168.591 1609.177 167.580 1612.417 166.262 1612.417 C 162.893 1612.417 113.352 1601.722 92.273 1596.435 C 82.151 1593.960 73.068 1592.906 71.765 1594.413 C 68.234 1597.755 56.384 1654.897 58.713 1657.080 C 59.768 1658.118 81.286 1662.352 106.789 1666.455 C 151.745 1673.647 152.917 1674.101 152.917 1680.810 C 152.917 1689.026 156.140 1689.172 97.678 1679.197 C 75.134 1675.260 56.091 1672.593 55.490 1673.355 C 53.308 1675.567 47.009 1727.685 48.781 1729.605 C 50.393 1731.360 85.227 1736.197 124.484 1740.135 C 139.001 1741.601 141.477 1742.640 141.477 1747.488 C 141.477 1752.735 139.865 1753.188 119.797 1752.588 C 107.946 1752.176 87.292 1750.110 73.830 1748.047 C 60.471 1745.880 48.181 1744.822 46.716 1745.880 C 43.786 1747.593 36.023 1805.205 38.352 1807.518 C 39.406 1808.426 191.164 1822.488 204.773 1822.901 C 207.102 1822.901 205.080 1837.110 202.707 1837.110 C 201.096 1837.110 173.278 1834.635 140.759 1831.556 C 49.074 1822.901 38.352 1822.327 36.887 1824.802 C 36.169 1826.122 34.558 1840.185 33.547 1856.167 L 31.481 1885.038 L 43.786 1886.767 C 50.685 1887.660 72.219 1888.672 91.672 1889.272 C 126.550 1889.988 127.297 1890.135 128.308 1896.581 L 129.172 1903.335 L 79.968 1902.176 L 30.588 1901.122 L 29.724 1938.768 C 29.123 1967.906 29.870 1976.576 32.653 1976.722 C 34.719 1976.868 54.773 1977.176 77.463 1977.442 C 117.922 1977.881 118.786 1978.042 119.651 1984.338 L 120.544 1990.785 L 75.134 1990.785 C 40.109 1990.785 29.431 1991.651 28.259 1994.580 C 27.512 1996.631 27.512 2011.702 28.405 2028.285 L 30.031 2058.168 L 76.745 2056.863 C 121.569 2055.401 123.620 2055.517 122.609 2060.790 C 121.716 2065.185 118.185 2066.343 101.648 2067.952 C 90.808 2068.860 72.658 2069.872 61.379 2070.018 C 31.042 2070.618 32.053 2069.580 32.053 2100.063 C 32.053 2114.418 33.254 2127.442 34.865 2129.051 C 36.740 2130.956 51.096 2130.663 78.210 2128.188 C 121.408 2124.202 125.803 2124.656 125.803 2131.556 C 125.803 2137.710 124.074 2138.017 78.928 2141.505 C 57.102 2143.260 38.234 2145.618 37.033 2146.792 C 35.158 2148.547 39.699 2209.781 41.882 2211.963 C 42.175 2212.417 119.094 2203.188 212.536 2191.338 C 305.993 2179.605 383.616 2170.668 385.109 2171.531 C 388.757 2173.890 388.187 2181.360 384.070 2182.665 C 382.034 2183.426 339.553 2189.126 289.455 2195.422 C 239.343 2201.722 168.444 2210.790 131.838 2215.477 C 95.349 2220.165 61.935 2224.005 57.995 2224.005 C 42.776 2224.151 42.321 2225.880 47.463 2262.660 C 49.938 2281.263 53.015 2297.392 54.172 2298.547 C 55.373 2299.706 73.523 2297.538 94.602 2293.713 C 142.678 2284.942 142.941 2284.942 142.941 2293.406 C 142.941 2300.880 139.865 2301.772 84.655 2309.681 C 59.006 2313.330 54.318 2315.835 56.091 2324.610 C 56.691 2327.977 58.713 2341.192 60.632 2353.890 C 62.390 2366.797 65.466 2377.781 67.370 2378.531 C 69.143 2379.247 88.596 2376.172 110.422 2371.631 C 132.248 2367.105 151.599 2364.026 153.664 2364.776 C 155.539 2365.477 157.151 2368.552 157.151 2371.485 C 157.151 2377.635 158.615 2377.226 108.810 2386.455 C 89.196 2389.942 72.219 2393.763 71.047 2394.776 C 68.835 2396.531 80.685 2455.713 83.762 2458.788 C 84.655 2459.535 103.566 2455.713 125.949 2450.160 C 148.523 2444.726 168.444 2440.185 170.495 2440.185 C 176.955 2440.185 174.743 2451.626 167.873 2453.955 C 164.343 2455.301 145.153 2459.988 125.231 2464.368 C 94.602 2471.238 88.903 2473.290 88.903 2477.685 C 88.903 2483.531 105.178 2539.942 107.507 2542.151 C 108.254 2543.017 125.803 2538.915 146.457 2533.072 C 201.550 2517.705 202.707 2517.705 202.707 2526.172 C 202.707 2532.922 200.539 2533.935 166.408 2543.456 C 146.457 2548.890 125.949 2554.297 120.852 2555.351 C 115.856 2556.360 111.623 2558.531 111.623 2560.140 C 111.623 2566.893 129.773 2616.551 132.102 2616.551 C 133.566 2616.551 169.602 2604.993 212.082 2590.931 C 283.303 2567.347 289.748 2565.588 292.941 2570.115 C 299.841 2579.490 307.604 2575.830 211.526 2607.615 C 173.278 2620.376 140.905 2631.817 139.455 2633.118 C 136.526 2636.197 154.821 2691.142 159.362 2692.755 C 160.974 2693.163 181.188 2685.693 204.172 2675.880 C 244.484 2658.738 246.066 2658.330 250.036 2663.572 C 252.248 2666.505 253.566 2670.018 253.112 2671.485 C 252.658 2672.801 233.352 2681.767 210.178 2691.288 C 187.033 2700.765 167.419 2710.140 166.672 2712.206 C 164.651 2717.201 182.800 2761.863 187.487 2763.622 C 189.553 2764.515 209.606 2756.606 231.887 2746.338 C 254.123 2735.951 273.928 2727.442 275.685 2727.442 C 278.615 2727.442 282.395 2733.577 282.395 2738.718 C 282.395 2741.238 216.931 2771.985 200.539 2777.130 C 191.721 2779.897 192.321 2783.838 205.944 2813.163 C 219.699 2842.901 214.001 2842.297 264.816 2818.260 C 284.167 2809.031 302.053 2801.268 304.382 2800.830 C 306.740 2800.406 309.655 2803.042 311.120 2806.556 C 313.303 2812.563 311.838 2813.865 288.693 2824.560 C 246.066 2844.363 240.060 2846.985 237.292 2846.985 C 235.827 2846.985 233.044 2849.051 230.993 2851.365 C 227.917 2855.205 229.221 2859.892 239.797 2881.263 C 246.667 2895.326 253.566 2906.767 255.178 2906.913 C 256.789 2906.913 276.403 2897.640 298.669 2886.243 C 332.800 2868.813 339.699 2866.192 342.028 2869.676 C 343.640 2872.035 344.533 2875.260 343.933 2876.722 C 343.493 2878.188 326.047 2888.017 305.276 2898.547 C 284.460 2909.081 266.164 2918.910 264.553 2920.522 C 261.169 2923.890 292.224 2980.713 297.365 2980.713 C 298.977 2980.713 302.316 2978.955 304.821 2976.918 C 310.974 2971.631 358.713 2943.360 441.625 2896.031 C 480.032 2874.101 530.834 2845.068 554.579 2831.460 C 578.309 2817.851 599.125 2807.422 600.734 2808.476 C 609.816 2814.026 602.462 2821.031 566.162 2841.843 C 364.001 2957.130 305.129 2992.151 305.129 2996.985 C 305.129 3001.672 336.169 3054.701 338.952 3054.701 C 339.963 3054.701 357.995 3043.113 378.929 3029.051 C 399.891 3014.988 418.641 3003.431 420.542 3003.431 C 423.929 3003.431 429.317 3014.126 427.004 3016.031 C 426.404 3016.455 408.662 3028.042 387.584 3041.943 C 366.477 3055.713 348.781 3067.447 348.181 3067.901 C 346.408 3069.056 372.512 3109.781 378.516 3115.185 C 383.616 3120.018 385.375 3119.156 421.862 3092.801 C 450.134 3072.442 460.975 3066.142 464.196 3068.017 C 474.584 3074.610 473.879 3075.356 420.250 3112.710 C 405.880 3122.640 394.896 3132.322 395.057 3134.827 C 395.496 3141.142 427.412 3182.568 431.837 3182.568 C 433.712 3182.568 442.941 3176.415 452.054 3168.960 C 492.175 3135.855 507.557 3125.452 511.671 3128.838 C 513.854 3130.713 515.612 3133.642 515.612 3135.693 C 515.612 3137.610 501.096 3150.210 483.254 3163.818 C 436.071 3199.852 438.137 3195.018 458.762 3220.668 C 468.445 3232.665 477.659 3242.347 479.432 3242.347 C 481.187 3242.347 499.791 3229.297 520.754 3213.330 C 550.900 3190.477 559.720 3185.088 563.350 3187.256 C 565.855 3188.865 568.334 3191.505 568.934 3193.113 C 569.387 3194.726 552.820 3208.788 532.034 3224.156 C 511.217 3239.580 493.495 3253.481 492.467 3254.797 C 490.416 3257.730 523.375 3299.317 527.609 3299.317 C 529.075 3299.317 533.762 3295.668 537.891 3291.390 C 542.125 3287.010 563.350 3267.543 585.179 3248.047 C 607.034 3228.431 629.871 3207.776 635.729 3201.918 C 641.575 3195.926 648.182 3191.238 650.084 3191.238 C 654.025 3191.238 660.632 3196.631 660.632 3199.852 C 660.632 3200.718 638.646 3221.531 611.575 3246.026 C 584.605 3270.326 556.937 3295.522 550.184 3301.822 L 537.730 3313.380 L 545.496 3322.593 C 563.807 3344.463 577.870 3358.935 580.375 3358.935 C 581.984 3358.935 597.659 3343.552 615.209 3324.802 C 632.800 3305.906 648.621 3290.981 650.230 3291.551 C 651.842 3291.990 654.479 3294.468 655.945 3296.985 C 658.304 3300.663 652.296 3308.426 626.354 3336.097 C 608.500 3355.140 593.380 3371.985 592.825 3373.743 C 591.625 3376.968 641.721 3427.226 646.000 3427.226 C 647.462 3427.226 661.217 3412.563 676.600 3394.515 C 697.412 3370.376 706.334 3361.863 710.421 3362.463 C 721.000 3363.915 716.312 3372.705 688.450 3404.197 C 673.067 3421.338 660.632 3437.302 660.632 3439.515 C 660.632 3443.763 701.646 3481.263 706.187 3481.263 C 707.654 3481.263 720.542 3466.893 734.912 3449.317 C 749.241 3431.767 762.437 3416.943 764.196 3416.505 C 765.970 3416.077 769.600 3417.397 772.412 3419.463 C 776.792 3422.640 774.437 3426.318 748.829 3456.656 C 733.157 3475.110 720.396 3491.343 720.396 3492.705 C 720.396 3496.031 760.975 3529.605 765.062 3529.605 C 766.979 3529.605 779.579 3514.942 793.187 3496.792 C 812.684 3471.142 819.287 3464.126 823.975 3464.827 C 827.316 3465.281 829.967 3467.801 829.967 3470.572 C 829.967 3474.963 814.000 3497.392 789.246 3527.538 C 784.120 3533.838 780.325 3540.735 780.734 3542.640 C 781.641 3546.727 828.209 3580.860 832.896 3580.860 C 834.509 3580.860 842.875 3570.926 851.646 3558.885 C 860.275 3546.727 889.146 3506.767 915.662 3469.968 C 961.937 3405.810 977.054 3384.292 1012.341 3332.730 C 1032.850 3302.831 1036.787 3298.597 1042.825 3300.926 C 1052.916 3304.751 1052.755 3305.043 969.287 3422.640 C 932.054 3475.260 885.632 3539.272 863.350 3569.010 C 847.971 3589.515 847.105 3591.551 851.046 3596.238 C 852.966 3598.451 866.016 3608.118 880.225 3617.640 C 899.387 3630.663 906.887 3634.338 909.509 3632.130 C 911.575 3630.401 923.132 3613.672 935.275 3595.068 C 947.609 3576.318 958.304 3560.951 959.312 3560.951 C 960.325 3560.951 963.546 3562.710 966.475 3564.892 C 971.459 3568.552 971.046 3569.872 956.530 3592.593 C 948.182 3605.760 937.034 3622.035 931.787 3628.890 C 926.646 3635.790 922.412 3642.543 922.412 3643.860 C 922.412 3646.631 967.941 3677.538 972.220 3677.538 C 975.134 3677.538 980.687 3668.764 1006.937 3622.901 C 1013.807 3610.740 1020.104 3600.765 1020.850 3600.765 C 1024.191 3600.765 1033.304 3606.963 1033.304 3609.131 C 1033.304 3610.447 1023.782 3627.442 1012.034 3646.791 C 1000.345 3666.142 990.662 3683.837 990.662 3686.195 C 990.662 3690.282 1036.217 3717.543 1042.941 3717.396 C 1044.700 3717.396 1054.967 3700.111 1065.970 3679.003 C 1082.654 3646.631 1086.741 3640.638 1092.175 3640.638 C 1096.409 3640.638 1098.782 3642.397 1098.782 3645.326 C 1098.782 3647.802 1089.816 3666.552 1078.859 3686.767 C 1067.875 3706.967 1058.909 3724.706 1058.909 3726.171 C 1058.909 3729.701 1121.046 3760.741 1124.241 3758.691 C 1127.054 3757.079 1153.112 3703.642 1158.662 3688.114 C 1160.729 3682.372 1164.100 3677.128 1166.162 3676.366 C 1170.542 3674.755 1178.470 3677.274 1178.470 3680.350 C 1178.470 3681.508 1169.387 3701.415 1158.254 3724.706 C 1135.109 3773.046 1134.070 3767.040 1168.934 3784.941 C 1193.834 3797.802 1196.162 3796.938 1205.537 3772.753 C 1209.070 3763.524 1223.425 3730.302 1237.341 3698.954 C 1255.225 3658.378 1264.000 3641.797 1267.679 3641.077 C 1277.462 3639.172 1278.516 3644.872 1271.162 3660.853 C 1267.371 3669.364 1256.837 3692.802 1248.021 3713.163 C 1239.100 3733.524 1226.792 3760.902 1220.657 3774.100 C 1214.504 3787.255 1210.521 3799.003 1211.691 3800.160 C 1215.209 3803.529 1291.409 3835.302 1312.780 3842.348 C 1323.329 3845.878 1333.450 3848.353 1335.062 3847.753 C 1336.671 3847.182 1344.437 3827.274 1352.200 3803.383 C 1365.370 3763.217 1366.979 3760.141 1373.425 3760.141 C 1378.112 3760.141 1380.325 3761.649 1380.325 3765.136 C 1380.325 3767.802 1374.025 3788.427 1366.116 3810.853 C 1358.350 3833.266 1352.462 3852.733 1353.355 3854.052 C 1355.537 3857.568 1411.071 3875.307 1413.284 3873.241 C 1414.292 3872.230 1419.846 3854.345 1425.734 3833.427 C 1439.650 3783.739 1441.979 3779.652 1451.192 3785.497 C 1454.579 3787.563 1452.966 3795.619 1441.817 3832.665 C 1434.362 3857.274 1428.929 3877.929 1429.675 3878.691 C 1430.537 3879.394 1443.284 3883.642 1458.254 3888.066 C 1478.016 3893.764 1486.217 3895.068 1487.991 3892.753 C 1489.454 3890.980 1494.554 3872.948 1499.534 3852.587 C 1504.382 3832.225 1509.216 3812.758 1510.225 3809.227 C 1511.429 3804.701 1514.050 3802.782 1519.030 3802.782 C 1525.784 3802.782 1526.046 3803.383 1524.287 3814.369 C 1523.279 3820.668 1518.591 3839.828 1514.050 3856.967 C 1501.454 3903.139 1500.734 3900.663 1531.334 3907.826 C 1561.217 3914.725 1567.825 3914.989 1569.437 3910.141 C 1570.007 3908.266 1575.134 3884.227 1580.834 3856.864 C 1586.575 3829.443 1595.496 3786.552 1600.900 3761.503 C 1606.334 3736.454 1617.629 3683.427 1625.950 3643.406 C 1639.866 3576.772 1641.625 3570.926 1647.220 3570.018 C 1655.834 3568.713 1655.421 3574.413 1643.687 3629.947 C 1638.284 3655.404 1629.171 3698.646 1623.621 3726.024 C 1610.159 3791.503 1600.637 3836.195 1590.809 3879.540 C 1586.429 3899.154 1583.762 3916.029 1584.816 3917.201 C 1587.891 3920.424 1643.834 3931.864 1648.375 3930.092 C 1651.146 3928.891 1654.382 3915.136 1659.070 3883.788 C 1665.809 3839.579 1667.875 3834.130 1677.250 3837.807 C 1680.441 3838.978 1679.579 3847.753 1672.971 3885.546 C 1667.991 3914.125 1666.116 3932.568 1667.725 3933.578 C 1672.266 3936.552 1721.046 3942.953 1725.441 3941.342 C 1728.062 3940.331 1729.967 3932.128 1731.595 3914.725 C 1737.730 3844.105 1736.575 3849.804 1745.350 3848.793 L 1753.259 3847.899 L 1751.354 3863.017 C 1750.491 3871.337 1748.425 3886.454 1746.959 3896.679 C 1740.209 3943.861 1740.209 3944.579 1747.679 3946.337 C 1751.354 3947.230 1766.575 3948.241 1781.384 3948.549 L 1808.500 3949.267 L 1809.070 3937.855 C 1809.509 3931.703 1811.282 3910.141 1813.037 3890.233 C 1816.262 3854.652 1816.409 3853.891 1823.279 3853.891 C 1830.880 3853.891 1830.880 3852.587 1823.879 3922.035 C 1822.412 3936.816 1822.105 3949.852 1823.279 3951.024 C 1824.584 3952.225 1838.350 3953.529 1854.025 3953.954 L 1882.442 3954.994 L 1884.216 3907.973 C 1885.109 3882.177 1886.121 3860.644 1886.282 3860.204 C 1886.575 3859.633 1889.650 3859.633 1893.137 3860.204 C 1900.184 3861.244 1899.891 3856.557 1897.971 3922.182 L 1897.105 3954.994 L 1912.487 3956.605 C 1935.632 3959.081 1951.146 3959.389 1956.287 3957.470 L 1956.287 3957.470 ZM 1943.980 3714.027 C 1923.782 3704.052 1919.387 3691.191 1919.534 3642.105 C 1919.534 3606.656 1920.250 3600.926 1925.804 3590.235 C 1934.605 3573.697 1941.771 3569.463 1961.121 3569.463 C 1976.500 3569.463 1977.820 3570.018 1987.034 3580.860 C 1999.630 3595.668 2004.917 3621.288 2002.562 3657.177 C 2000.391 3690.590 1993.187 3706.410 1976.500 3714.467 C 1961.575 3721.791 1959.216 3721.630 1943.980 3714.027 L 1943.980 3714.027 ZM 1971.812 3700.566 C 1986.887 3685.448 1994.534 3652.782 1989.246 3625.713 C 1984.266 3600.210 1976.954 3584.827 1968.591 3582.776 C 1956.141 3579.701 1945.446 3584.681 1939.866 3596.077 C 1924.484 3628.642 1931.837 3695.570 1951.600 3702.733 C 1962.891 3706.967 1965.809 3706.557 1971.812 3700.566 L 1971.812 3700.566 ZM 1244.942 3599.463 C 1243.934 3595.376 1244.387 3590.542 1246.000 3588.622 C 1300.184 3519.363 1308.812 3504.101 1303.712 3486.656 C 1299.584 3472.755 1294.750 3469.413 1280.275 3470.422 C 1268.834 3471.288 1267.532 3472.181 1262.537 3483.476 C 1258.304 3492.705 1255.491 3495.472 1250.391 3495.472 C 1242.029 3495.472 1241.721 3488.163 1249.191 3473.193 C 1255.784 3460.301 1265.012 3455.760 1284.070 3455.760 C 1296.505 3455.760 1299.584 3456.963 1307.800 3465.135 C 1328.470 3485.643 1322.155 3515.542 1287.891 3559.942 C 1277.462 3573.401 1268.234 3586.147 1267.532 3588.330 C 1266.212 3591.551 1271.162 3592.297 1293.445 3592.297 C 1320.396 3592.297 1321.000 3592.447 1320.104 3598.597 C 1319.241 3604.897 1318.037 3605.043 1283.042 3605.906 L 1246.862 3606.656 L 1244.942 3599.463 L 1244.942 3599.463 ZM 1369.750 3600.210 C 1350.280 3590.235 1345.154 3576.172 1344.846 3532.518 C 1344.700 3493.260 1348.067 3477.735 1359.362 3464.418 C 1366.116 3456.360 1367.875 3455.760 1385.567 3455.760 C 1401.550 3455.760 1405.491 3456.817 1410.632 3462.206 C 1422.366 3474.656 1427.054 3494.156 1427.054 3531.052 C 1427.054 3578.088 1421.312 3593.017 1399.337 3602.276 C 1386.021 3607.665 1384.120 3607.518 1369.750 3600.210 L 1369.750 3600.210 ZM 1394.387 3588.067 C 1412.991 3578.531 1420.900 3533.426 1410.325 3496.938 C 1403.762 3474.510 1398.929 3469.515 1385.275 3470.572 C 1369.896 3471.581 1363.187 3480.956 1358.762 3507.322 C 1352.916 3541.601 1362.437 3579.247 1379.579 3589.076 C 1386.021 3592.901 1385.012 3592.901 1394.387 3588.067 L 1394.387 3588.067 ZM 2507.507 3583.218 C 2505.441 3581.313 2503.975 3577.927 2503.975 3575.718 C 2503.975 3573.547 2515.709 3556.863 2530.225 3538.672 C 2545.592 3519.056 2559.070 3498.697 2563.037 3489.026 C 2569.600 3472.593 2569.600 3472.327 2564.504 3463.380 C 2553.812 3445.230 2533.304 3445.668 2523.929 3464.272 C 2517.467 3476.868 2506.787 3480.255 2506.787 3469.822 C 2506.787 3461.197 2517.321 3442.151 2523.182 3440.235 C 2534.005 3436.863 2548.521 3436.293 2558.762 3438.915 C 2581.641 3444.922 2587.780 3474.510 2572.412 3504.701 C 2565.662 3517.901 2548.521 3542.493 2540.905 3549.510 C 2536.671 3553.481 2526.696 3567.705 2526.696 3569.726 C 2526.696 3571.031 2539.146 3572.538 2554.382 3572.947 C 2580.032 3573.697 2582.200 3574.267 2582.200 3579.393 C 2582.200 3584.827 2580.032 3585.255 2546.620 3586.001 C 2521.262 3586.455 2510.012 3585.693 2507.507 3583.218 L 2507.507 3583.218 ZM 2622.921 3578.385 C 2607.850 3568.713 2605.784 3564.776 2604.771 3543.960 C 2604.025 3527.130 2610.779 3509.535 2619.700 3504.540 C 2624.125 3502.080 2623.975 3500.718 2616.932 3490.638 C 2607.100 3476.576 2606.530 3459.892 2615.466 3448.290 C 2624.695 3436.455 2625.734 3436.001 2648.132 3436.147 C 2673.329 3436.293 2682.250 3442.593 2684.912 3462.352 C 2686.671 3474.802 2680.079 3495.472 2674.337 3495.472 C 2669.650 3495.472 2671.716 3503.088 2677.870 3508.642 C 2686.525 3516.288 2691.625 3530.205 2691.625 3545.422 C 2691.625 3562.563 2686.217 3572.392 2672.462 3580.140 C 2656.187 3589.368 2639.196 3588.622 2622.921 3578.385 L 2622.921 3578.385 ZM 2662.780 3568.260 C 2678.016 3560.351 2681.837 3539.827 2671.000 3523.743 C 2663.087 3511.863 2651.792 3506.167 2641.979 3508.642 C 2631.887 3511.147 2620.446 3526.968 2618.541 3540.885 C 2617.225 3551.122 2618.087 3553.335 2627.054 3562.256 C 2638.187 3573.401 2649.287 3575.306 2662.780 3568.260 L 2662.780 3568.260 ZM 2666.882 3481.102 C 2678.762 3466.455 2668.641 3450.063 2647.679 3450.063 C 2628.209 3450.063 2618.234 3463.526 2626.454 3478.788 C 2633.042 3491.077 2657.507 3492.397 2666.882 3481.102 L 2666.882 3481.102 ZM 2738.350 3583.788 C 2729.432 3580.140 2717.875 3565.038 2713.757 3551.576 C 2708.909 3535.447 2709.070 3477.281 2714.050 3463.380 C 2716.116 3457.372 2721.505 3448.743 2726.046 3444.202 C 2732.946 3437.010 2736.329 3435.855 2748.782 3435.855 C 2777.054 3435.855 2786.837 3447.588 2790.809 3486.243 C 2793.884 3517.901 2792.417 3544.267 2786.575 3560.205 C 2779.675 3579.393 2756.091 3590.981 2738.350 3583.788 L 2738.350 3583.788 ZM 2760.632 3569.580 C 2761.671 3569.463 2766.212 3563.426 2770.446 3555.956 C 2777.916 3543.360 2778.355 3540.427 2778.355 3509.227 C 2778.355 3476.868 2778.209 3475.713 2769.846 3463.672 C 2762.991 3454.151 2759.166 3451.218 2751.842 3450.517 C 2739.100 3449.317 2732.507 3455.906 2726.792 3475.406 C 2714.050 3519.056 2729.871 3577.226 2752.709 3571.192 C 2755.945 3570.326 2759.459 3569.580 2760.632 3569.580 L 2760.632 3569.580 ZM 1977.250 3397.327 C 1976.500 3396.727 1955.687 3396.026 1930.637 3395.718 C 1905.734 3395.572 1871.162 3393.506 1853.909 3391.338 C 1836.741 3389.272 1810.521 3386.047 1795.754 3384.438 C 1757.507 3380.043 1668.137 3361.293 1616.429 3346.631 C 1534.866 3323.793 1408.450 3272.947 1331.984 3232.372 C 1271.620 3200.452 1192.225 3152.130 1147.562 3120.165 C 1066.671 3062.302 963.400 2958.577 868.037 2839.222 C 822.059 2781.656 793.037 2734.177 734.912 2620.830 C 697.825 2548.597 659.005 2447.392 635.567 2361.963 C 604.967 2249.917 584.312 2079.540 588.137 1968.360 C 592.532 1836.551 606.595 1739.726 639.407 1613.865 C 658.566 1540.038 717.029 1403.235 770.496 1306.556 C 817.825 1221.142 904.967 1107.776 986.691 1024.852 C 1010.012 1001.268 1034.166 977.538 1040.466 972.135 C 1075.900 941.797 1089.407 930.663 1123.067 904.897 C 1170.104 868.713 1241.721 819.922 1276.907 800.013 C 1291.817 791.505 1304.432 784.635 1305.032 784.635 C 1305.441 784.635 1316.575 778.481 1329.625 771.026 C 1388.807 736.863 1490.905 695.276 1575.134 671.077 C 1597.105 664.781 1632.996 656.313 1654.821 652.327 C 1676.792 648.401 1703.616 643.260 1714.600 640.931 C 1772.155 628.642 1844.095 622.035 1939.000 620.422 C 2074.630 618.067 2171.046 627.735 2299.191 656.460 C 2445.104 689.126 2549.125 732.015 2684.605 815.381 C 2719.600 836.913 2812.941 900.356 2821.409 908.265 C 2823.182 909.892 2837.084 921.435 2852.462 934.031 C 2932.750 999.202 2990.759 1058.426 3062.991 1148.793 C 3105.179 1201.526 3176.792 1311.243 3181.937 1331.006 C 3182.946 1334.827 3186.329 1342.151 3189.407 1347.135 C 3196.116 1357.972 3191.016 1359.438 3249.287 1331.460 C 3268.787 1322.085 3293.834 1310.205 3304.675 1305.255 C 3315.662 1300.110 3336.741 1290.135 3351.696 1283.118 C 3366.475 1276.072 3391.525 1264.676 3407.054 1257.615 C 3422.725 1250.613 3445.754 1240.038 3458.350 1234.031 C 3470.804 1228.188 3500.537 1214.272 3524.125 1203.138 C 3547.825 1191.990 3571.000 1182.922 3575.391 1182.922 C 3582.396 1182.922 3584.459 1184.988 3591.359 1199.156 C 3599.987 1217.201 3601.000 1223.355 3595.592 1227.588 C 3593.687 1229.197 3543.445 1255.301 3483.959 1285.447 C 3424.484 1315.638 3342.629 1357.372 3301.907 1378.042 C 3261.167 1398.843 3227.462 1417.447 3227.054 1419.630 C 3226.600 1421.677 3234.216 1440.735 3243.737 1461.817 C 3302.916 1591.747 3342.029 1766.077 3351.696 1943.763 C 3360.632 2105.351 3327.659 2326.822 3272.725 2474.317 C 3249.745 2536.147 3238.757 2561.651 3206.837 2626.526 C 3193.037 2654.651 3178.259 2685.401 3173.879 2694.776 C 3166.979 2710.140 3147.059 2744.317 3125.230 2778.843 C 3075.280 2857.226 2960.275 2986.702 2873.717 3062.010 C 2776.746 3146.385 2656.480 3220.976 2523.929 3278.838 C 2473.829 3300.517 2392.225 3330.810 2358.662 3340.038 C 2350.184 3342.397 2330.421 3348.093 2314.750 3352.781 C 2245.300 3373.890 2122.562 3392.347 2035.975 3394.822 C 2007.850 3395.572 1983.400 3396.727 1981.480 3397.327 C 1979.725 3397.901 1977.820 3397.901 1977.250 3397.327 L 1977.250 3397.327 ZM 2128.259 3374.317 C 2198.717 3366.142 2256.741 3354.701 2302.412 3340.331 C 2428.859 3300.765 2456.384 3290.981 2532.100 3258.168 C 2652.366 3206.313 2766.625 3134.827 2859.509 3053.385 C 2904.025 3014.418 2993.980 2923.143 3035.012 2875.406 C 3074.695 2829.247 3145.154 2721.142 3170.057 2668.406 C 3176.500 2654.797 3187.780 2631.360 3195.396 2616.390 C 3218.234 2571.026 3246.212 2504.051 3264.962 2450.160 C 3290.759 2375.718 3322.266 2237.610 3328.975 2169.468 C 3330.587 2153.385 3333.092 2130.517 3334.412 2118.813 C 3335.875 2106.963 3337.941 2078.088 3338.954 2054.490 C 3339.962 2030.906 3341.016 2009.827 3341.162 2007.615 C 3342.467 1995.165 3336.167 1897.327 3331.480 1857.322 C 3318.137 1744.676 3299.695 1661.913 3264.962 1560.693 C 3246.212 1505.452 3213.137 1427.538 3208.566 1427.538 C 3207.100 1427.538 3185.875 1438.113 3161.429 1451.122 C 3136.937 1464.172 3091.979 1487.463 3061.525 1502.831 C 3031.041 1518.213 2991.932 1538.017 2974.791 1546.938 C 2934.216 1568.017 2799.171 1638.067 2744.387 1666.455 C 2720.804 1678.642 2669.650 1704.847 2630.537 1724.756 C 2591.429 1744.676 2540.159 1770.926 2516.721 1783.072 C 2493.284 1795.068 2440.855 1822.035 2400.134 1842.851 C 2216.575 1936.702 2229.317 1929.701 2230.079 1937.010 C 2230.375 1940.688 2231.984 1956.817 2233.712 1972.755 C 2240.612 2034.585 2225.950 2094.363 2191.671 2144.317 C 2154.917 2197.901 2102.916 2233.380 2033.616 2251.526 C 1947.659 2274.202 1847.462 2245.230 1784.005 2179.443 C 1758.662 2153.235 1749.584 2140.785 1735.975 2114.272 C 1716.066 2075.013 1710.471 2050.260 1710.325 2000.013 C 1710.325 1963.526 1711.379 1952.538 1717.079 1930.406 C 1725.587 1897.327 1738.187 1869.922 1756.641 1844.317 C 1776.696 1816.455 1787.991 1805.205 1814.196 1786.293 C 1842.629 1765.785 1868.834 1753.481 1903.712 1743.960 C 1927.004 1737.660 1936.379 1736.651 1971.959 1736.651 C 2007.850 1736.651 2016.771 1737.660 2040.062 1744.106 C 2089.750 1758.022 2121.359 1776.026 2157.704 1811.197 C 2178.662 1831.410 2180.275 1832.422 2187.584 1829.490 C 2195.657 1826.122 2314.454 1770.765 2363.234 1747.593 C 2378.762 1740.135 2398.667 1730.906 2407.296 1726.968 C 2415.809 1723.143 2431.787 1715.688 2442.775 1710.547 C 2489.796 1688.163 2572.679 1649.317 2573.571 1649.317 C 2574.171 1649.317 2596.116 1639.076 2622.512 1626.318 C 2712.891 1582.826 2789.912 1546.338 2862.437 1512.806 C 2902.296 1494.363 2952.659 1470.765 2974.337 1460.497 C 2995.900 1450.110 3014.050 1441.747 3014.504 1441.747 C 3014.912 1441.747 3031.480 1433.985 3051.257 1424.610 C 3071.162 1415.235 3087.730 1407.615 3088.450 1407.615 C 3089.050 1407.615 3104.579 1400.452 3123.182 1391.651 C 3141.625 1382.876 3162.291 1373.193 3168.884 1370.422 C 3175.491 1367.493 3181.041 1363.980 3181.041 1362.513 C 3181.041 1357.080 3137.684 1284.585 3106.937 1238.265 C 3059.912 1167.705 2988.400 1079.947 2943.591 1038.067 C 2934.216 1029.247 2916.359 1012.417 2903.762 1000.406 C 2873.571 971.838 2801.500 913.218 2771.766 893.163 C 2758.712 884.227 2738.807 870.472 2727.659 862.563 C 2696.459 840.135 2612.537 790.785 2565.062 766.747 C 2470.900 719.156 2384.166 689.580 2250.734 659.535 C 2226.696 654.101 2145.250 642.397 2099.125 637.856 C 1900.491 618.213 1679.579 646.031 1496.459 713.865 C 1446.505 732.468 1366.262 768.506 1328.309 789.468 C 1315.416 796.631 1298.132 806.167 1289.912 810.693 C 1250.804 831.963 1128.812 917.906 1093.037 949.560 C 1087.487 954.393 1071.959 967.593 1058.350 978.843 C 1023.021 1008.022 960.471 1072.488 923.571 1117.447 C 847.562 1210.301 790.109 1298.647 742.371 1396.192 C 697.825 1487.010 665.159 1574.917 644.650 1657.972 C 632.800 1706.313 627.820 1730.043 616.409 1793.017 C 605.129 1854.701 598.229 2016.697 603.929 2081.767 C 613.757 2190.735 628.566 2277.442 652.296 2364.776 C 666.359 2416.338 693.445 2493.213 711.887 2534.081 C 719.241 2550.517 729.025 2572.327 733.450 2582.422 C 744.141 2606.313 795.542 2703.138 813.137 2732.130 C 837.730 2772.851 855.734 2799.802 871.409 2819.010 C 879.917 2829.393 892.532 2845.230 899.534 2854.297 C 942.775 2909.827 1040.159 3009.892 1117.679 3077.977 C 1131.287 3089.988 1199.695 3138.768 1225.345 3154.751 C 1288.037 3193.713 1375.184 3240.281 1413.137 3254.797 C 1427.200 3260.205 1448.879 3269.010 1461.475 3274.413 C 1473.929 3279.847 1504.675 3291.551 1529.725 3300.663 C 1554.771 3309.731 1576.454 3318.067 1578.062 3319.267 C 1584.070 3323.793 1676.954 3348.240 1723.375 3357.615 C 1788.284 3370.668 1872.220 3381.360 1920.850 3382.518 C 1991.429 3384.292 2069.942 3381.213 2128.259 3374.317 L 2128.259 3374.317 ZM 2033.204 2237.302 C 2064.246 2228.838 2086.071 2219.317 2112.584 2202.176 C 2138.087 2185.901 2144.796 2179.605 2167.079 2151.026 C 2189.342 2122.755 2205.441 2091.990 2214.100 2061.097 C 2222.725 2030.205 2223.475 1977.442 2215.709 1943.763 C 2198.425 1868.910 2144.387 1802.538 2075.537 1771.338 C 2040.209 1755.401 2017.079 1750.567 1973.425 1750.567 C 1914.407 1750.260 1873.521 1762.417 1831.187 1792.593 C 1803.662 1812.206 1792.079 1823.501 1772.155 1849.852 C 1751.046 1877.977 1738.757 1904.197 1730.129 1939.515 C 1695.396 2081.767 1791.066 2219.156 1942.079 2244.056 C 1965.062 2247.851 2005.225 2244.922 2033.204 2237.302 L 2033.204 2237.302 ZM 2248.975 1900.110 C 2260.109 1893.960 2296.862 1874.917 2330.421 1857.776 C 2364.100 1840.477 2417.125 1813.218 2448.475 1797.135 C 2479.821 1781.167 2513.087 1764.172 2522.462 1759.635 C 2531.837 1754.947 2571.505 1734.585 2610.632 1714.222 C 2649.745 1693.860 2702.200 1666.601 2727.250 1653.738 C 2752.296 1640.688 2807.346 1612.256 2849.534 1590.281 C 2976.842 1524.363 3005.421 1509.731 3088.450 1467.251 C 3132.250 1444.968 3181.641 1419.468 3198.021 1410.693 C 3214.454 1401.918 3234.362 1391.505 3242.125 1387.710 C 3249.891 1383.885 3273.621 1371.581 3294.700 1360.447 C 3315.809 1349.317 3385.375 1313.572 3449.241 1281.360 C 3513.137 1249.005 3567.921 1220.880 3571.000 1219.106 C 3577.296 1214.988 3577.870 1210.447 3572.609 1205.906 C 3569.534 1203.577 3560.567 1206.656 3533.500 1219.413 C 3514.000 1228.642 3482.800 1243.260 3464.050 1251.918 C 3320.657 1318.113 3233.042 1359.131 3166.671 1391.238 C 3142.532 1402.927 3098.879 1423.597 3069.700 1437.060 C 3040.562 1450.406 2999.125 1469.726 2977.709 1479.993 C 2956.187 1490.235 2938.304 1498.597 2937.730 1498.597 C 2937.291 1498.597 2920.592 1506.360 2900.804 1515.735 C 2880.880 1525.110 2864.196 1532.730 2863.757 1532.730 C 2863.187 1532.730 2840.012 1543.713 2812.487 1556.913 C 2784.962 1570.230 2761.937 1581.052 2761.525 1581.052 C 2761.071 1581.052 2743.334 1589.418 2722.105 1599.510 C 2701.000 1609.635 2664.700 1626.772 2641.525 1637.610 C 2618.234 1648.451 2587.780 1662.660 2573.717 1669.267 C 2559.509 1675.976 2521.116 1693.860 2488.304 1709.081 C 2455.491 1724.463 2402.609 1749.202 2370.850 1764.322 C 2338.904 1779.247 2312.537 1791.551 2312.084 1791.551 C 2311.525 1791.551 2297.316 1798.143 2280.325 1806.213 C 2263.304 1814.272 2236.217 1826.868 2220.104 1834.485 L 2190.970 1848.240 L 2199.584 1861.702 C 2204.271 1869.202 2208.092 1876.072 2208.092 1877.130 C 2208.092 1882.665 2222.725 1911.097 2225.537 1911.097 C 2227.296 1911.097 2237.845 1906.102 2248.975 1900.110 L 2248.975 1900.110 ZM 2963.234 3182.422 C 2960.875 3179.947 2959.120 3176.722 2959.120 3175.260 C 2959.120 3173.793 2969.942 3159.131 2983.304 3142.755 C 3018.284 3099.802 3027.250 3079.151 3018.445 3062.302 C 3013.904 3053.692 3010.521 3051.918 2998.667 3051.772 C 2987.537 3051.772 2981.237 3056.767 2976.404 3069.468 C 2973.182 3078.138 2962.941 3080.452 2960.159 3073.143 C 2957.800 3067.151 2970.704 3045.472 2979.025 3041.238 C 2996.912 3032.130 3025.184 3040.331 3031.937 3056.460 C 3042.175 3080.906 3033.254 3106.263 3000.280 3145.668 C 2990.159 3157.826 2981.837 3169.267 2981.837 3171.026 C 2981.837 3173.047 2991.066 3174.101 3008.909 3174.101 C 3033.959 3174.101 3035.875 3174.510 3035.875 3179.797 C 3035.875 3183.168 3033.959 3185.497 3030.880 3185.643 C 2987.991 3187.563 2966.882 3186.551 2963.234 3182.422 L 2963.234 3182.422 ZM 3082.296 3180.810 C 3064.600 3172.181 3062.991 3166.455 3062.991 3115.638 C 3062.991 3077.685 3063.854 3068.163 3068.087 3058.526 C 3074.841 3043.552 3085.375 3037.563 3104.871 3037.563 C 3117.775 3037.563 3121.262 3038.718 3126.404 3044.726 C 3132.704 3051.918 3134.912 3063.213 3130.079 3063.213 C 3128.616 3063.213 3125.687 3063.768 3123.621 3064.676 C 3121.409 3065.381 3118.495 3063.330 3116.882 3059.681 C 3113.954 3052.781 3105.032 3050.160 3094.191 3052.927 C 3086.282 3054.993 3075.734 3075.210 3075.734 3088.526 C 3075.734 3096.435 3076.454 3097.593 3080.687 3095.718 C 3083.500 3094.515 3090.662 3092.906 3096.959 3092.201 C 3120.250 3089.418 3138.284 3109.031 3138.284 3137.302 C 3138.284 3174.101 3111.167 3195.165 3082.296 3180.810 L 3082.296 3180.810 ZM 3108.400 3168.360 C 3121.262 3163.526 3128.470 3136.702 3120.850 3121.938 C 3115.562 3111.551 3106.334 3103.042 3100.491 3103.042 C 3097.562 3103.042 3090.662 3107.276 3085.375 3112.710 C 3076.746 3121.192 3075.734 3124.005 3075.734 3137.610 C 3075.734 3154.151 3080.687 3164.272 3090.970 3168.360 C 3099.025 3171.727 3099.745 3171.727 3108.400 3168.360 L 3108.400 3168.360 ZM 3186.021 3180.956 C 3173.279 3174.101 3166.262 3154.605 3164.650 3121.338 C 3163.187 3092.201 3166.262 3069.776 3174.171 3054.101 C 3181.187 3040.185 3186.021 3037.563 3203.762 3037.563 C 3218.234 3037.563 3221.459 3038.572 3227.462 3045.018 C 3241.817 3060.547 3249.745 3107.422 3243.445 3140.542 C 3239.342 3162.352 3231.741 3176.268 3220.754 3181.863 C 3211.379 3186.551 3195.542 3186.243 3186.021 3180.956 L 3186.021 3180.956 ZM 3220.300 3164.418 C 3222.512 3162.206 3226.746 3150.356 3229.675 3138.067 C 3234.509 3117.543 3234.655 3114.172 3230.687 3093.667 C 3224.241 3059.227 3218.980 3051.772 3200.804 3051.772 C 3188.954 3051.772 3182.654 3061.863 3178.405 3088.218 C 3172.679 3123.547 3180.179 3162.952 3193.787 3168.667 C 3200.950 3171.727 3215.320 3169.413 3220.446 3164.418 L 3220.300 3164.418 L 3220.300 3164.418 ZM 802.870 3168.813 C 784.266 3158.838 781.480 3150.063 781.480 3100.110 C 781.480 3062.463 782.346 3054.701 786.887 3046.192 C 795.704 3030.255 802.296 3026.415 821.620 3026.268 C 840.970 3026.122 846.959 3030.517 855.734 3051.026 C 862.034 3065.688 864.246 3114.026 859.866 3135.693 C 855.032 3158.426 840.370 3174.101 823.829 3174.101 C 817.679 3174.101 808.304 3171.727 802.870 3168.813 L 802.870 3168.813 ZM 834.216 3154.605 C 848.717 3140.088 853.975 3108.022 846.959 3076.526 C 840.516 3047.538 834.509 3039.892 818.980 3040.931 C 807.996 3041.797 806.691 3042.851 800.391 3055.567 C 794.534 3067.297 793.495 3073.597 793.334 3099.656 C 793.187 3126.918 793.787 3131.313 800.084 3142.755 C 806.384 3153.843 816.475 3162.513 823.667 3162.660 C 824.987 3162.660 829.675 3159.131 834.216 3154.605 L 834.216 3154.605 ZM 728.016 3169.413 C 727.004 3168.360 726.096 3159.292 726.096 3149.463 L 726.096 3131.460 L 704.725 3131.460 C 684.362 3131.460 683.042 3131.006 679.967 3124.005 C 677.054 3117.851 677.462 3115.038 681.741 3107.730 C 684.655 3102.735 695.350 3083.531 705.587 3064.942 C 715.855 3046.485 725.950 3030.663 728.162 3029.797 C 735.779 3026.868 738.692 3034.635 739.146 3058.218 C 739.292 3071.077 739.750 3089.580 739.866 3099.202 L 740.320 3116.797 L 749.534 3117.705 C 756.595 3118.406 759.070 3120.165 759.655 3125.013 C 760.521 3130.567 759.362 3131.460 750.587 3131.460 L 740.612 3131.460 L 739.750 3150.663 C 739.146 3165.135 737.845 3169.968 734.459 3170.572 C 732.100 3171.026 729.171 3170.572 728.016 3169.413 L 728.016 3169.413 ZM 725.537 3091.601 C 726.404 3060.093 725.230 3060.255 707.200 3093.813 C 694.896 3116.797 695.804 3119.726 714.246 3119.010 L 724.630 3118.552 L 725.537 3091.601 L 725.537 3091.601 ZM 384.070 2625.063 C 365.012 2614.781 358.859 2593.113 362.082 2548.290 C 365.319 2502.881 372.776 2489.827 398.425 2484.292 C 410.729 2481.656 427.412 2484.892 427.412 2489.827 C 427.412 2491.893 429.317 2494.413 431.837 2495.276 C 437.845 2497.593 435.925 2509.485 429.317 2510.790 C 426.550 2511.390 421.116 2508.476 417.467 2504.490 C 410.729 2497.327 400.637 2494.968 394.600 2499.202 C 388.037 2503.788 379.382 2519.156 377.462 2529.540 C 375.441 2540.235 375.587 2540.542 382.150 2538.213 C 395.657 2533.526 417.775 2535.093 424.630 2541.142 C 440.759 2555.452 446.046 2585.351 436.071 2607.015 C 426.550 2628.285 404.125 2636.047 384.070 2625.063 L 384.070 2625.063 ZM 417.321 2606.913 C 430.637 2593.713 429.317 2567.801 414.700 2554.005 C 409.120 2548.743 405.880 2547.997 397.679 2549.463 C 380.834 2552.685 372.058 2574.101 378.929 2594.872 C 385.109 2613.768 404.432 2619.776 417.321 2606.913 L 417.321 2606.913 ZM 490.709 2626.365 C 478.405 2620.976 472.679 2611.147 468.284 2588.572 C 463.304 2563.113 463.450 2543.310 468.884 2519.726 C 472.562 2503.642 475.184 2498.647 483.546 2491.192 C 492.921 2482.972 494.942 2482.372 507.850 2483.838 C 533.500 2486.913 541.979 2496.435 548.879 2530.140 C 552.820 2549.317 552.966 2556.052 550.037 2576.722 C 545.496 2607.468 540.370 2618.163 526.746 2625.210 C 514.146 2631.656 503.762 2631.963 490.709 2626.365 L 490.709 2626.365 ZM 518.234 2612.463 C 540.209 2601.026 544.337 2538.330 525.134 2507.876 C 519.700 2499.202 516.625 2497.035 509.605 2497.035 C 496.409 2497.035 491.016 2501.415 485.275 2516.238 C 481.480 2526.026 480.032 2537.156 480.179 2556.817 C 480.179 2589.630 484.559 2603.692 496.716 2611.147 C 507.396 2617.593 507.996 2617.755 518.234 2612.463 L 518.234 2612.463 ZM 3332.800 2595.165 C 3328.405 2588.426 3328.859 2587.563 3347.725 2563.818 C 3369.287 2537.010 3394.337 2498.047 3394.337 2491.455 C 3394.337 2488.980 3391.817 2482.972 3388.596 2477.831 C 3383.762 2469.776 3381.595 2468.602 3370.900 2468.602 C 3355.784 2468.763 3353.470 2470.230 3347.725 2483.838 C 3339.962 2502.588 3327.100 2492.640 3334.412 2473.451 C 3340.855 2456.313 3373.229 2448.401 3391.671 2459.227 C 3400.037 2464.222 3408.546 2480.760 3408.546 2492.493 C 3408.546 2503.188 3392.875 2530.860 3371.620 2557.972 C 3360.779 2571.727 3352.412 2584.338 3353.309 2585.643 C 3354.171 2586.963 3366.359 2588.163 3380.421 2588.163 C 3405.032 2588.163 3406.041 2588.265 3405.179 2594.317 C 3404.271 2600.013 3402.512 2600.452 3370.900 2601.172 C 3338.087 2602.080 3337.195 2601.918 3332.800 2595.165 L 3332.800 2595.165 ZM 3557.800 2594.156 C 3544.191 2585.790 3539.342 2575.830 3535.975 2548.143 C 3531.595 2512.256 3536.429 2479.151 3548.425 2464.676 C 3556.641 2454.701 3557.507 2454.393 3575.950 2454.393 C 3593.687 2454.393 3595.592 2454.993 3602.609 2463.067 C 3619.337 2482.226 3624.025 2545.376 3610.829 2575.260 C 3601.000 2597.231 3577.004 2605.860 3557.800 2594.156 L 3557.800 2594.156 ZM 3591.359 2580.093 C 3604.221 2568.960 3609.509 2522.538 3601.146 2493.960 C 3595.154 2473.890 3588.854 2468.017 3574.630 2469.202 C 3560.567 2470.376 3551.954 2482.518 3549.171 2504.651 C 3542.271 2560.301 3565.709 2602.226 3591.359 2580.093 L 3591.359 2580.093 ZM 3482.507 2575.260 C 3482.507 2562.513 3481.334 2556.817 3478.975 2556.656 C 3432.996 2554.297 3437.845 2555.205 3434.166 2548.290 C 3431.691 2543.763 3434.166 2537.463 3448.829 2512.110 C 3458.500 2495.276 3469.484 2475.926 3473.279 2469.363 C 3477.100 2462.760 3481.641 2457.322 3483.400 2457.322 C 3492.467 2457.468 3493.787 2462.156 3494.534 2501.415 L 3495.250 2541.142 L 3504.771 2542.151 C 3514.866 2543.017 3520.007 2550.063 3513.546 2554.151 C 3511.379 2555.613 3507.396 2556.052 3504.917 2555.351 C 3497.609 2552.977 3493.187 2561.047 3494.942 2573.793 C 3496.862 2588.017 3494.942 2593.860 3487.941 2593.860 C 3483.092 2593.860 3482.507 2591.505 3482.507 2575.260 L 3482.507 2575.260 ZM 3481.937 2517.705 C 3482.346 2503.188 3481.641 2494.267 3479.871 2494.267 C 3475.900 2494.267 3451.000 2537.156 3453.062 2540.381 C 3453.812 2541.697 3460.521 2542.447 3467.875 2541.990 L 3481.041 2541.142 L 3481.937 2517.705 L 3481.937 2517.705 ZM 3418.934 1917.251 C 3416.312 1914.468 3414.246 1911.243 3414.246 1910.088 C 3414.246 1909.031 3426.257 1893.067 3440.905 1874.756 C 3470.057 1838.265 3481.480 1816.601 3478.405 1803.738 C 3475.345 1791.551 3468.591 1786.001 3457.034 1786.001 C 3445.754 1786.001 3436.379 1793.310 3432.850 1805.205 C 3430.637 1812.352 3420.704 1813.980 3418.187 1807.518 C 3415.855 1801.526 3425.230 1783.380 3433.304 1778.235 C 3443.087 1771.792 3472.562 1772.392 3480.325 1779.247 C 3487.634 1785.855 3493.934 1800.356 3493.934 1810.740 C 3493.934 1823.955 3478.566 1852.080 3457.150 1878.285 C 3446.046 1891.893 3437.684 1904.197 3438.546 1905.663 C 3439.454 1907.130 3452.316 1908.330 3467.271 1908.330 C 3493.641 1908.330 3494.241 1908.476 3493.334 1914.630 C 3492.467 1920.926 3491.312 1921.031 3458.042 1921.792 C 3427.870 1922.392 3423.021 1921.792 3418.934 1917.251 L 3418.934 1917.251 ZM 3521.459 1915.931 C 3517.225 1909.338 3517.825 1908.168 3545.057 1874.051 C 3573.021 1839.026 3586.525 1813.980 3582.996 1803.738 C 3574.937 1780.860 3547.266 1779.701 3538.187 1801.672 C 3535.225 1808.426 3532.150 1811.505 3528.209 1811.505 C 3517.079 1811.505 3522.366 1789.222 3536.121 1778.088 C 3542.875 1772.538 3576.550 1773.547 3583.859 1779.540 C 3606.887 1798.290 3599.125 1831.863 3560.875 1878.431 C 3550.637 1890.885 3542.271 1902.735 3542.271 1904.651 C 3542.271 1907.276 3549.584 1908.330 3569.534 1908.330 C 3596.046 1908.330 3596.620 1908.476 3595.754 1914.630 C 3594.846 1920.765 3593.687 1921.031 3560.421 1921.792 C 3526.907 1922.640 3525.850 1922.538 3521.459 1915.931 L 3521.459 1915.931 ZM 3654.917 1919.463 C 3643.934 1916.238 3631.187 1903.788 3627.512 1892.493 C 3622.679 1877.831 3620.204 1840.038 3622.679 1820.276 C 3625.345 1799.756 3630.587 1787.760 3641.312 1777.781 C 3647.462 1772.085 3650.687 1771.192 3664.292 1772.231 C 3675.850 1773.093 3682.296 1775.306 3688.187 1780.301 C 3708.662 1798.143 3713.087 1872.281 3695.204 1901.868 C 3686.691 1916.077 3669.141 1923.697 3654.917 1919.463 L 3654.917 1919.463 ZM 3672.512 1903.788 C 3685.829 1894.413 3691.409 1877.977 3691.525 1847.085 C 3691.671 1806.213 3682.034 1786.001 3662.684 1786.001 C 3644.095 1786.001 3635.012 1804.897 3634.866 1844.317 C 3634.720 1875.926 3639.962 1892.801 3652.870 1901.122 C 3665.320 1909.338 3664.750 1909.338 3672.512 1903.788 L 3672.512 1903.788 ZM 276.096 1911.551 C 265.563 1904.797 262.487 1900.830 261.330 1893.506 C 256.935 1864.368 256.935 1863.476 265.109 1850.452 C 269.651 1843.552 274.938 1837.256 277.151 1836.551 C 279.773 1835.643 278.308 1832.276 271.862 1824.963 C 263.234 1814.988 262.194 1809.585 264.963 1788.213 C 265.109 1787.010 268.493 1782.922 272.463 1778.955 C 278.615 1772.947 282.556 1771.631 297.365 1771.192 C 323.278 1770.618 325.783 1771.192 332.800 1779.393 C 341.721 1789.676 341.721 1813.113 333.093 1824.202 C 328.977 1829.490 327.819 1833.330 329.431 1835.643 C 340.563 1850.718 343.332 1856.767 344.943 1869.468 C 348.928 1899.656 335.158 1916.943 305.539 1919.010 C 291.477 1919.872 287.683 1919.010 276.096 1911.551 L 276.096 1911.551 ZM 319.895 1899.802 C 330.588 1891.455 334.719 1879.297 330.881 1867.901 C 323.718 1846.792 307.898 1836.963 293.381 1844.463 C 269.943 1856.460 267.175 1893.813 289.001 1902.588 C 299.533 1906.863 312.585 1905.663 319.895 1899.802 L 319.895 1899.802 ZM 314.504 1820.276 C 328.566 1814.988 329.431 1791.390 315.808 1786.147 C 307.033 1782.922 289.148 1784.227 283.859 1788.768 C 278.615 1793.017 278.161 1808.692 282.995 1814.988 C 289.294 1822.755 302.199 1824.963 314.504 1820.276 L 314.504 1820.276 ZM 389.196 1913.163 C 374.240 1904.651 368.234 1891.747 365.158 1861.293 C 362.536 1835.643 363.693 1821.026 370.300 1797.705 C 373.830 1784.827 385.109 1771.938 392.991 1771.485 C 401.500 1771.031 417.467 1771.031 422.316 1771.338 C 430.945 1771.938 442.371 1790.835 446.312 1811.047 C 455.834 1860.693 446.046 1902.881 421.716 1915.331 C 410.421 1921.192 402.366 1920.618 389.196 1913.163 L 389.196 1913.163 ZM 416.162 1901.722 C 418.495 1899.802 423.621 1893.213 427.562 1886.913 C 433.712 1876.672 434.459 1872.588 434.459 1845.618 C 434.312 1811.651 427.709 1791.390 414.962 1785.547 C 398.425 1778.088 385.375 1791.142 378.929 1821.727 C 369.553 1866.843 393.884 1919.317 416.162 1901.722 L 416.162 1901.722 ZM 3171.959 1215.588 C 3169.191 1209.438 3169.600 1207.518 3174.745 1201.822 C 3178.259 1198.290 3181.041 1193.910 3181.041 1192.297 C 3181.041 1190.688 3185.875 1183.788 3191.721 1176.918 C 3231.595 1130.760 3239.196 1109.988 3222.921 1092.543 C 3215.012 1084.031 3202.562 1084.177 3193.641 1093.113 C 3189.816 1096.938 3186.625 1101.918 3186.625 1103.955 C 3186.625 1109.535 3180.880 1114.368 3176.354 1112.610 C 3171.212 1110.693 3171.359 1103.531 3176.954 1090.185 C 3183.254 1075.110 3188.350 1072.181 3207.396 1072.035 C 3226.307 1071.888 3235.521 1076.722 3242.125 1089.776 C 3253.112 1111.863 3243.737 1138.818 3211.071 1179.247 C 3200.804 1191.990 3192.321 1203.843 3192.321 1205.351 C 3192.321 1207.080 3203.309 1208.531 3218.687 1209.131 C 3242.875 1209.892 3244.896 1210.301 3244.896 1215.588 C 3244.896 1220.880 3242.875 1221.288 3210.062 1222.035 L 3175.184 1222.901 L 3171.959 1215.588 L 3171.959 1215.588 ZM 3299.387 1219.822 C 3278.016 1213.218 3270.542 1194.468 3270.542 1147.327 C 3270.542 1108.218 3275.391 1091.077 3289.454 1079.051 C 3304.821 1066.338 3333.662 1071.435 3343.934 1088.718 C 3350.804 1100.452 3355.375 1137.660 3353.162 1164.322 C 3350.950 1190.088 3343.934 1208.838 3334.120 1215.135 C 3325.345 1220.880 3309.509 1223.047 3299.387 1219.822 L 3299.387 1219.822 ZM 3322.562 1201.218 C 3332.200 1194.468 3336.741 1183.218 3338.807 1161.390 C 3343.641 1111.001 3325.037 1075.830 3300.587 1089.026 C 3290.612 1094.317 3284.766 1116.288 3285.062 1147.327 C 3285.325 1179.540 3290.159 1196.677 3300.734 1201.968 C 3309.816 1206.656 3314.912 1206.510 3322.562 1201.218 L 3322.562 1201.218 ZM 3401.500 1219.267 C 3385.375 1213.218 3379.382 1202.130 3374.387 1169.317 C 3368.541 1130.760 3377.916 1088.265 3394.896 1076.415 C 3398.571 1073.955 3407.054 1071.888 3414.816 1071.888 C 3425.804 1071.888 3430.079 1073.501 3438.137 1080.663 C 3449.987 1091.077 3453.355 1100.160 3456.595 1131.817 C 3460.225 1168.860 3451.307 1205.613 3436.217 1215.281 C 3427.150 1221.142 3411.329 1222.901 3401.500 1219.267 L 3401.500 1219.267 ZM 3423.929 1202.831 C 3432.704 1199.610 3438.284 1187.010 3442.225 1161.963 C 3447.059 1130.906 3435.925 1090.931 3421.570 1087.417 C 3404.871 1083.168 3395.804 1092.952 3389.650 1121.985 C 3381.595 1159.942 3394.484 1205.613 3413.234 1205.613 C 3415.109 1205.613 3419.942 1204.443 3423.929 1202.831 L 3423.929 1202.831 ZM 590.905 1216.455 C 568.037 1208.426 562.487 1194.363 562.487 1144.515 C 562.487 1104.393 565.255 1091.651 577.296 1077.588 C 583.859 1069.676 585.779 1069.106 603.812 1069.106 C 621.959 1069.106 623.571 1069.676 630.441 1077.735 C 641.721 1091.077 644.942 1106.606 644.942 1145.880 C 644.942 1188.476 639.816 1203.138 621.066 1213.672 C 609.070 1220.422 603.812 1220.880 590.905 1216.455 L 590.905 1216.455 ZM 613.757 1200.663 C 633.400 1186.601 638.646 1129.897 623.425 1098.401 C 613.757 1078.481 592.679 1078.188 583.450 1097.640 C 574.791 1115.688 572.875 1144.968 578.470 1173.547 C 582.557 1194.630 601.746 1209.292 613.757 1200.663 L 613.757 1200.663 ZM 693.137 1215.885 C 675.734 1208.265 668.234 1192.755 664.750 1156.968 C 662.684 1136.505 667.371 1101.026 673.975 1088.163 C 682.604 1071.288 686.282 1069.106 705.587 1069.106 C 726.842 1069.106 732.850 1071.727 739.146 1083.885 C 746.162 1097.538 747.366 1107.015 747.366 1148.793 C 747.059 1193.602 744.437 1201.365 725.084 1212.660 C 711.167 1220.718 705.734 1221.288 693.137 1215.885 L 693.137 1215.885 ZM 721.570 1195.668 C 733.450 1182.776 738.284 1144.515 731.984 1112.156 C 728.162 1092.543 720.850 1084.781 705.880 1084.781 C 694.337 1084.781 692.991 1085.497 688.304 1094.872 C 680.995 1110.093 676.907 1136.505 679.075 1155.810 C 680.995 1173.547 689.650 1196.677 695.657 1200.517 C 702.820 1205.043 714.962 1202.685 721.570 1195.668 L 721.570 1195.668 ZM 504.025 1212.206 C 504.025 1210.901 503.762 1186.293 503.470 1157.276 C 502.709 1101.480 502.870 1101.918 489.554 1107.322 C 486.329 1108.642 483.662 1107.468 481.641 1103.531 C 478.975 1098.547 480.325 1095.926 491.162 1084.635 C 504.171 1070.880 513.546 1069.106 516.212 1079.797 C 516.771 1082.568 517.225 1113.476 517.225 1148.793 L 517.079 1212.806 L 510.632 1213.672 C 507.100 1214.126 504.171 1213.526 504.171 1212.206 L 504.025 1212.206 L 504.025 1212.206 ZM 2902.004 807.468 C 2889.100 805.140 2874.171 794.580 2870.657 785.497 C 2863.904 767.493 2869.484 737.610 2881.787 726.772 L 2887.780 721.338 L 2879.579 711.097 C 2868.445 697.035 2868.284 681.052 2878.975 668.456 C 2886.625 659.681 2887.195 659.535 2911.071 659.535 C 2932.750 659.535 2935.975 660.093 2941.525 666.142 C 2950.345 675.517 2950.491 703.188 2941.525 712.563 C 2935.975 718.552 2935.829 719.580 2939.796 724.151 C 2949.025 734.681 2953.405 747.705 2953.405 764.418 C 2953.405 785.951 2949.891 793.860 2936.691 801.026 C 2923.521 808.218 2914.750 809.988 2902.004 807.468 L 2902.004 807.468 ZM 2924.534 788.718 C 2935.375 783.330 2939.196 776.868 2939.196 764.126 C 2939.196 754.443 2930.687 737.463 2922.775 731.313 C 2904.625 717.105 2876.354 749.156 2885.012 774.202 C 2891.162 791.797 2906.837 797.538 2924.534 788.718 L 2924.534 788.718 ZM 2930.537 702.281 C 2934.816 694.413 2934.216 680.613 2929.382 676.672 C 2922.775 671.238 2896.116 672.281 2891.721 678.285 C 2886.625 685.140 2887.034 696.435 2892.775 702.588 C 2899.484 710.205 2926.454 710.088 2930.537 702.281 L 2930.537 702.281 ZM 2995.900 801.772 C 2978.616 792.543 2974.791 779.490 2974.791 729.247 C 2974.791 683.265 2977.150 673.597 2991.066 663.915 C 3000.734 657.015 3033.254 657.776 3039.407 664.942 C 3056.691 685.140 3062.845 725.718 3054.625 763.980 C 3046.570 801.772 3023.717 816.390 2995.900 801.772 L 2995.900 801.772 ZM 3024.745 786.656 C 3032.800 781.410 3035.275 777.015 3039.246 761.767 C 3045.104 739.076 3045.396 725.306 3040.562 704.343 C 3034.866 680.452 3029.579 673.743 3016.409 673.743 C 2995.592 673.743 2987.391 690.281 2987.391 732.468 C 2987.391 761.767 2992.371 778.481 3003.929 787.563 C 3012.891 794.580 3013.037 794.580 3024.745 786.656 L 3024.745 786.656 ZM 2812.941 799.560 C 2812.195 796.792 2811.887 772.181 2812.341 744.776 C 2812.780 717.397 2812.634 693.506 2811.887 691.601 C 2811.021 689.126 2808.959 688.980 2803.712 691.455 C 2798.132 693.960 2795.804 693.667 2791.979 689.827 C 2787.584 685.301 2788.037 684.292 2799.745 673.743 C 2812.634 662.010 2815.709 660.693 2821.570 664.515 C 2825.391 666.990 2828.016 795.326 2824.337 801.172 C 2821.262 806.167 2814.554 805.301 2812.941 799.560 L 2812.941 799.560 ZM 955.945 754.897 C 953.909 750.063 953.762 746.677 955.637 744.202 C 1007.800 677.685 1020.704 657.615 1017.921 646.485 C 1015.109 635.643 1006.041 628.188 995.496 628.188 C 983.204 628.188 974.695 634.485 972.659 645.165 C 971.312 651.318 969.287 653.838 965.012 653.838 C 956.984 653.838 955.079 646.938 959.312 633.885 C 963.400 621.581 970.592 617.201 990.809 614.827 C 1015.255 611.913 1033.304 626.868 1033.304 650.013 C 1033.304 663.213 1023.021 686.047 1011.167 699.510 C 996.212 716.505 979.221 740.235 979.221 744.056 C 979.221 746.677 985.975 747.705 1004.871 747.705 C 1030.225 747.705 1030.491 747.705 1030.491 754.751 L 1030.491 761.913 L 994.750 761.913 C 959.766 761.913 959.166 761.767 955.945 754.897 L 955.945 754.897 ZM 1081.787 756.817 C 1075.637 753.738 1069.030 746.985 1064.650 739.076 C 1057.896 727.080 1057.442 723.843 1057.442 686.505 C 1057.442 643.552 1059.962 634.485 1075.037 620.422 C 1081.937 613.980 1100.084 611.767 1114.600 615.588 C 1132.750 620.422 1144.750 666.288 1138.904 707.568 C 1134.962 735.255 1129.675 746.238 1115.905 755.452 C 1104.625 763.113 1095.250 763.380 1081.787 756.817 L 1081.787 756.817 ZM 1110.062 739.515 C 1124.387 725.306 1129.675 693.506 1123.229 662.610 C 1117.679 636.551 1110.471 627.588 1096.116 628.788 C 1088.500 629.343 1084.559 631.863 1079.871 639.026 C 1063.037 663.915 1070.496 736.601 1090.709 744.630 C 1100.537 748.597 1101.257 748.290 1110.062 739.515 L 1110.062 739.515 ZM 895.754 754.297 C 894.700 753.285 893.980 728.088 893.980 698.501 C 893.980 648.240 893.541 644.726 889.000 646.631 C 870.104 654.393 868.495 646.485 885.179 628.481 C 894.846 617.906 897.059 616.747 902.200 619.515 C 907.896 622.593 908.204 624.656 908.204 689.418 C 908.204 752.276 907.896 756.213 902.916 756.213 C 899.987 756.213 896.912 755.351 895.754 754.297 L 895.754 754.297 ZM 1696.116 469.413 C 1673.279 458.985 1666.262 440.542 1666.409 390.588 C 1666.525 350.880 1669.750 338.865 1683.662 326.722 C 1692.921 318.506 1695.104 317.906 1710.179 318.960 C 1728.062 320.115 1734.816 324.510 1742.271 339.468 C 1753.975 362.610 1753.405 425.880 1741.409 449.463 C 1733.042 465.735 1710.179 475.830 1696.116 469.413 L 1696.116 469.413 ZM 1720.154 450.063 C 1734.070 436.293 1740.970 402.176 1735.975 372.705 C 1730.537 340.477 1718.234 327.588 1699.191 334.031 C 1686.021 338.572 1680.587 354.847 1680.587 390.588 C 1680.587 427.781 1684.412 441.390 1697.155 449.156 C 1707.996 455.760 1714.146 456.052 1720.154 450.063 L 1720.154 450.063 ZM 1505.537 407.568 C 1505.537 343.713 1506.434 347.085 1490.759 353.531 C 1487.537 354.993 1485.471 353.692 1484.166 349.413 C 1482.704 344.580 1484.605 341.238 1493.087 333.577 C 1499.241 328.188 1506.595 324.202 1509.816 324.510 C 1514.796 325.110 1515.662 327.881 1516.817 347.947 C 1517.725 360.547 1518.284 391.893 1518.284 417.705 C 1518.284 464.126 1518.284 464.580 1511.837 465.588 L 1505.537 466.455 L 1505.537 407.568 L 1505.537 407.568 ZM 1613.087 445.376 L 1612.195 424.706 L 1590.516 424.005 C 1571.046 423.240 1568.541 422.538 1565.320 416.343 C 1561.937 410.088 1563.546 406.102 1586.837 366.551 C 1609.720 327.588 1612.780 323.647 1619.241 324.363 L 1626.404 325.260 L 1627.150 366.990 L 1628.016 408.738 L 1637.084 409.635 C 1643.980 410.351 1646.459 412.110 1647.220 416.797 C 1647.921 421.938 1646.459 423.093 1638.692 423.843 L 1629.171 424.706 L 1628.470 445.376 C 1627.562 465.135 1627.296 466.031 1620.704 466.031 C 1614.100 466.031 1613.807 465.135 1613.087 445.376 L 1613.087 445.376 ZM 1613.500 381.360 L 1613.500 353.692 L 1607.800 362.156 C 1600.037 373.451 1585.109 402.442 1585.109 406.263 C 1585.109 407.876 1591.525 409.177 1599.287 409.177 L 1613.646 409.177 L 1613.500 381.360 L 1613.500 381.360 ZM 2425.784 462.513 C 2401.746 454.297 2394.437 435.855 2394.437 383.531 C 2394.554 351.772 2395.446 343.406 2399.695 335.497 C 2408.909 318.506 2417.725 312.352 2433.546 312.352 C 2451.842 312.352 2462.684 319.106 2470.592 335.088 C 2476.146 346.485 2476.907 352.327 2476.907 386.343 C 2476.907 421.631 2476.307 426.026 2469.846 438.915 C 2459.912 458.692 2442.175 468.213 2425.784 462.513 L 2425.784 462.513 ZM 2448.621 441.390 C 2467.941 420.472 2470.300 364.222 2452.870 335.951 C 2448.021 328.042 2445.542 326.722 2436.475 326.722 C 2422.825 326.722 2419.750 328.788 2414.650 341.238 C 2399.987 376.218 2405.687 431.606 2425.345 443.456 C 2437.195 450.663 2440.255 450.356 2448.621 441.390 L 2448.621 441.390 ZM 2308.566 454.443 C 2290.109 441.390 2285.567 418.860 2291.016 365.542 C 2295.104 325.406 2305.225 312.352 2332.442 312.352 C 2345.950 312.352 2349.025 313.526 2356.480 321.026 C 2361.167 325.713 2364.554 331.102 2363.807 333.022 C 2362.195 338.265 2347.562 339.468 2347.562 334.177 C 2347.562 325.713 2325.280 323.647 2317.371 331.556 C 2310.779 338.265 2304.771 353.235 2304.771 363.622 C 2304.771 372.135 2304.917 372.281 2311.787 367.755 C 2320.446 362.156 2335.521 360.547 2343.284 364.515 C 2353.859 369.776 2364.100 383.985 2367.467 397.901 C 2373.329 422.640 2365.109 446.385 2346.812 457.518 C 2334.070 465.281 2322.659 464.418 2308.566 454.443 L 2308.566 454.443 ZM 2341.409 441.697 C 2359.266 426.772 2357.200 391.893 2337.730 379.151 C 2331.434 375.063 2330.129 375.063 2322.220 379.151 C 2310.925 385.038 2304.771 397.035 2304.771 413.572 C 2304.771 425.306 2306.237 428.235 2315.905 437.906 C 2321.912 444.056 2328.209 449.051 2329.821 449.051 C 2331.595 449.051 2336.691 445.668 2341.409 441.697 L 2341.409 441.697 ZM 2232.557 455.351 C 2231.691 452.685 2231.384 427.226 2231.691 398.647 C 2231.984 370.230 2231.384 346.192 2230.375 345.165 C 2229.317 344.156 2225.687 344.726 2222.316 346.631 C 2217.175 349.267 2215.109 349.151 2211.625 345.618 C 2207.654 341.651 2208.546 339.892 2219.796 328.642 C 2230.225 318.067 2233.304 316.338 2238.692 318.360 C 2245.154 320.718 2245.154 320.880 2245.154 390.588 C 2245.154 457.665 2244.846 460.301 2239.600 460.301 C 2236.525 460.301 2233.450 458.118 2232.557 455.351 L 2232.557 455.351 ">
              <!-- 1917 nodes -->
            </draw:path>
          </draw:g>
          <!-- id="g12" -->
        </draw:g>
        <!-- id="g10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Thu Apr 18 03:54:06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,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Thu Apr 18 03:54:07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